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66cm"/>
    </style:style>
    <style:style style:name="co2" style:family="table-column">
      <style:table-column-properties fo:break-before="auto" style:column-width="3.307cm"/>
    </style:style>
    <style:style style:name="co3" style:family="table-column">
      <style:table-column-properties fo:break-before="auto" style:column-width="8.842cm"/>
    </style:style>
    <style:style style:name="co4" style:family="table-column">
      <style:table-column-properties fo:break-before="auto" style:column-width="3.93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2.422cm" fo:break-before="auto" style:use-optimal-row-height="true"/>
    </style:style>
    <style:style style:name="ro4" style:family="table-row">
      <style:table-row-properties style:row-height="0.499cm" fo:break-before="auto" style:use-optimal-row-height="false"/>
    </style:style>
    <style:style style:name="ro5" style:family="table-row">
      <style:table-row-properties style:row-height="0.5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8100" number:language="fr" number:country="FR">
      <number:text-content/>
    </number:text-style>
    <style:style style:name="ce1" style:family="table-cell" style:parent-style-name="Excel_20_Built-in_20_Normal" style:data-style-name="N8000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Excel_20_Built-in_20_Normal" style:data-style-name="N8000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Excel_20_Built-in_20_Normal" style:data-style-name="N8100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number-columns-repeated="988" table:default-cell-style-name="Excel_20_Built-in_20_Normal"/>
        <table:table-column table:style-name="co4" table:number-columns-repeated="33" table:default-cell-style-name="Default"/>
        <table:table-row table:style-name="ro1">
          <table:table-cell table:style-name="ce1" office:value-type="string">
            <text:p>Number Of Notes In Scale</text:p>
          </table:table-cell>
          <table:table-cell table:style-name="ce1" office:value-type="string">
            <text:p>Binary 12notes 1&amp;0</text:p>
          </table:table-cell>
          <table:table-cell table:style-name="ce1" office:value-type="string">
            <text:p>Name Of Scale</text:p>
          </table:table-cell>
          <table:table-cell table:style-name="ce1" office:value-type="string">
            <text:p>Alternative Scale Names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" office:value-type="string">
            <text:p>Template for any scale</text:p>
          </table:table-cell>
          <table:table-cell table:style-name="ce4" office:value-type="string">
            <text:p>template any</text:p>
          </table:table-cell>
          <table:table-cell table:number-columns-repeated="1020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100001000000</text:p>
          </table:table-cell>
          <table:table-cell table:style-name="ce4" office:value-type="string">
            <text:p>Fourth</text:p>
          </table:table-cell>
          <table:table-cell table:number-columns-repeated="1021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100001000010</text:p>
          </table:table-cell>
          <table:table-cell table:style-name="ce4" office:value-type="string">
            <text:p>Sanagari (Japan)</text:p>
          </table:table-cell>
          <table:table-cell table:number-columns-repeated="1021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101000000000</text:p>
          </table:table-cell>
          <table:table-cell table:style-name="ce4" office:value-type="string">
            <text:p>Do Re Wholetone or Large Interval</text:p>
          </table:table-cell>
          <table:table-cell table:number-columns-repeated="1021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100000000010</text:p>
          </table:table-cell>
          <table:table-cell table:style-name="ce4" office:value-type="string">
            <text:p>Flat Seventh Interval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01000010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01001010000</text:p>
          </table:table-cell>
          <table:table-cell table:style-name="ce4" office:value-type="string">
            <text:p>Major Suspended 4th Chord</text:p>
          </table:table-cell>
          <table:table-cell table:style-name="ce4" office:value-type="string">
            <text:p>Genus Primum</text:p>
          </table:table-cell>
          <table:table-cell table:number-columns-repeated="1020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00101000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101000000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100000010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100101000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100000000100</text:p>
          </table:table-cell>
          <table:table-cell table:style-name="ce4" office:value-type="string">
            <text:p>Major Sixth Interval</text:p>
          </table:table-cell>
          <table:table-cell table:number-columns-repeated="1021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100100000000</text:p>
          </table:table-cell>
          <table:table-cell table:style-name="ce4" office:value-type="string">
            <text:p>Flattened Third interval</text:p>
          </table:table-cell>
          <table:table-cell table:number-columns-repeated="1021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100000010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101001000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100100000010</text:p>
          </table:table-cell>
          <table:table-cell table:style-name="ce4" office:value-type="string">
            <text:p>Ute Tritone (North America)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1001010100</text:p>
          </table:table-cell>
          <table:table-cell table:style-name="ce4" office:value-type="string">
            <text:p>Ritusen Japan, Scottish Pentatonic (as Slendro example)</text:p>
          </table:table-cell>
          <table:table-cell table:style-name="ce4" office:value-type="string">
            <text:p>Zhi (China) Raga Devakriya (India) Ujo (Korea)</text:p>
          </table:table-cell>
          <table:table-cell table:number-columns-repeated="1020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4" office:value-type="string">
            <text:p>100101001010</text:p>
          </table:table-cell>
          <table:table-cell table:style-name="ce4" office:value-type="string">
            <text:p>Blues Pentatonic Minor, Hard Japan descending </text:p>
          </table:table-cell>
          <table:table-cell table:style-name="ce4" office:value-type="string">
            <text:p>3b’s </text:p>
            <text:p>Raga Malkauns 11/567891011/4 in 12edo)</text:p>
          </table:table-cell>
          <table:table-cell table:number-columns-repeated="1020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01010000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00001001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100010000100</text:p>
          </table:table-cell>
          <table:table-cell table:style-name="ce4" office:value-type="string">
            <text:p>Minor Triad e.g. Am Raga Bilwadala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100001001000</text:p>
          </table:table-cell>
          <table:table-cell table:style-name="ce4" office:value-type="string">
            <text:p>Minor Triad e.g. Fm</text:p>
          </table:table-cell>
          <table:table-cell table:number-columns-repeated="1021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100010000000</text:p>
          </table:table-cell>
          <table:table-cell table:style-name="ce4" office:value-type="string">
            <text:p>Major Third Interval</text:p>
          </table:table-cell>
          <table:table-cell table:number-columns-repeated="1021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100000001000</text:p>
          </table:table-cell>
          <table:table-cell table:style-name="ce4" office:value-type="string">
            <text:p>Flat Sixth Interval</text:p>
          </table:table-cell>
          <table:table-cell table:number-columns-repeated="1021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101010000000</text:p>
          </table:table-cell>
          <table:table-cell table:style-name="ce4" office:value-type="string">
            <text:p>Do Re Mi </text:p>
          </table:table-cell>
          <table:table-cell table:number-columns-repeated="1021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101000000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100000001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01001000100</text:p>
          </table:table-cell>
          <table:table-cell table:style-name="ce4" office:value-type="string">
            <text:p>Minor 7th e.g. Dm7 = F6 Raga Bhavani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00100010010</text:p>
          </table:table-cell>
          <table:table-cell table:style-name="ce4" office:value-type="string">
            <text:p>Minor Seventh Chord e.g. Cm7 = Eb6</text:p>
          </table:table-cell>
          <table:table-cell table:style-name="ce4" office:value-type="string">
            <text:p>Bi Yu (China)</text:p>
          </table:table-cell>
          <table:table-cell table:number-columns-repeated="1020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00101001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100001000100</text:p>
          </table:table-cell>
          <table:table-cell table:style-name="ce4" office:value-type="string">
            <text:p>Major Triad e.g. F</text:p>
          </table:table-cell>
          <table:table-cell table:style-name="ce4" office:value-type="string">
            <text:p>Chord F Major</text:p>
          </table:table-cell>
          <table:table-cell table:number-columns-repeated="1020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00001010100</text:p>
          </table:table-cell>
          <table:table-cell table:style-name="ce4" office:value-type="string">
            <text:p>Major add 9 e.g. F add9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01001000010</text:p>
          </table:table-cell>
          <table:table-cell table:style-name="ce4" office:value-type="string">
            <text:p>Major add 9 e.g. Bb add9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00100001010</text:p>
          </table:table-cell>
          <table:table-cell table:style-name="ce4" office:value-type="string">
            <text:p>Major add 9 e.g. Ab add9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011010100</text:p>
          </table:table-cell>
          <table:table-cell table:style-name="ce4" office:value-type="string">
            <text:p>Scottish Hexatonic Arezzo Major Diatonic Hexachord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001010110</text:p>
          </table:table-cell>
          <table:table-cell table:style-name="ce4" office:value-type="string">
            <text:p>Mixolydian Hexatonic</text:p>
          </table:table-cell>
          <table:table-cell table:style-name="ce4" office:value-type="string">
            <text:p>Yosen (Japan). Raga Darbar, Narayani, Suposhini (India)</text:p>
          </table:table-cell>
          <table:table-cell table:number-columns-repeated="1020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101001010</text:p>
          </table:table-cell>
          <table:table-cell table:style-name="ce4" office:value-type="string">
            <text:p>Ritsu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1010000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1000010110</text:p>
          </table:table-cell>
          <table:table-cell table:style-name="ce4" office:value-type="string">
            <text:p>Raga Matha Kokila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1101010000</text:p>
          </table:table-cell>
          <table:table-cell table:style-name="ce4" office:value-type="string">
            <text:p>Minor Pentachord Chad Gadyo (Israel)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001011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0101000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00010000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01100010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00001011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10001000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100010000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100000011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110001000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100000000001</text:p>
          </table:table-cell>
          <table:table-cell table:style-name="ce4" office:value-type="string">
            <text:p>Major Seventh Interval</text:p>
          </table:table-cell>
          <table:table-cell table:number-columns-repeated="1021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100000000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101100000000</text:p>
          </table:table-cell>
          <table:table-cell table:style-name="ce4" office:value-type="string">
            <text:p>Minor Trichord</text:p>
          </table:table-cell>
          <table:table-cell table:number-columns-repeated="1021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110000000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01010000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01000000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00000011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10101000000</text:p>
          </table:table-cell>
          <table:table-cell table:style-name="ce4" office:value-type="string">
            <text:p>Phrygian Tetrachord</text:p>
          </table:table-cell>
          <table:table-cell table:number-columns-repeated="1021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101000000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100000000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110100000000</text:p>
          </table:table-cell>
          <table:table-cell table:style-name="ce4" office:value-type="string">
            <text:p>Phrygian Trichord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01000000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00000010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01101000000</text:p>
          </table:table-cell>
          <table:table-cell table:style-name="ce4" office:value-type="string">
            <text:p>Dorian Tetrachord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10100000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010010101</text:p>
          </table:table-cell>
          <table:table-cell table:style-name="ce4" office:value-type="string">
            <text:p>Raga Mamata (India) Major 6th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1011000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0001001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00011000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10001001000</text:p>
          </table:table-cell>
          <table:table-cell table:style-name="ce4" office:value-type="string">
            <text:p>Raga Lavangi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100000010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100011000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110000001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00000010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01011000000</text:p>
          </table:table-cell>
          <table:table-cell table:style-name="ce4" office:value-type="string">
            <text:p>Major Tetrachord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01100000010</text:p>
          </table:table-cell>
          <table:table-cell table:style-name="ce4" office:value-type="string">
            <text:p>Warao Minor Trichord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10000001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1001000110</text:p>
          </table:table-cell>
          <table:table-cell table:style-name="ce4" office:value-type="string">
            <text:p>Oriental Raga Guhamanohari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0101001000</text:p>
          </table:table-cell>
          <table:table-cell table:style-name="ce4" office:value-type="string">
            <text:p>Raga Chitthakarshini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1000010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011010000</text:p>
          </table:table-cell>
          <table:table-cell table:style-name="ce4" office:value-type="string">
            <text:p>Theoretical - No Known Name</text:p>
          </table:table-cell>
          <table:table-cell table:style-name="ce4" office:value-type="string">
            <text:p>Chord Csus4</text:p>
          </table:table-cell>
          <table:table-cell table:number-columns-repeated="1020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001000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0100001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1000010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1011010000</text:p>
          </table:table-cell>
          <table:table-cell table:style-name="ce4" office:value-type="string">
            <text:p>Major Pentachord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001010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1101000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0100001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010110101</text:p>
          </table:table-cell>
          <table:table-cell table:style-name="ce4" office:value-type="string">
            <text:p>Lydian, Kalyan F to E ascending naturals</text:p>
          </table:table-cell>
          <table:table-cell table:style-name="ce4" office:value-type="string">
            <text:p>Ping (China) <text:s/>Nis Garb.ri (Mesopotamian)</text:p>
          </table:table-cell>
          <table:table-cell table:number-columns-repeated="1020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101011010</text:p>
          </table:table-cell>
          <table:table-cell table:style-name="ce4" office:value-type="string">
            <text:p>Phrygian, Bhairavi <text:s/>E to D asc. nats.(as 11/678910/4 in 12edo)</text:p>
          </table:table-cell>
          <table:table-cell table:style-name="ce4" office:value-type="string">
            <text:p>Ishartum (Sumerian), Ousak (Greece), Zokuso (Japan) Gregorian Scale 3</text:p>
          </table:table-cell>
          <table:table-cell table:number-columns-repeated="1020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101101010</text:p>
          </table:table-cell>
          <table:table-cell table:style-name="ce4" office:value-type="string">
            <text:p>Locrian <text:s/>- B to A Ascending naturals</text:p>
          </table:table-cell>
          <table:table-cell table:style-name="ce4" office:value-type="string">
            <text:p>Qablitum (Sumerian)</text:p>
          </table:table-cell>
          <table:table-cell table:number-columns-repeated="1020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010100101</text:p>
          </table:table-cell>
          <table:table-cell table:style-name="ce4" office:value-type="string">
            <text:p>Raga Mrunganandana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101010100</text:p>
          </table:table-cell>
          <table:table-cell table:style-name="ce4" office:value-type="string">
            <text:p>Raga Suddha Bangala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001011010</text:p>
          </table:table-cell>
          <table:table-cell table:style-name="ce4" office:value-type="string">
            <text:p>Raga Navamanohari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010100101</text:p>
          </table:table-cell>
          <table:table-cell table:style-name="ce4" office:value-type="string">
            <text:p>Raga Hindol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1001011000</text:p>
          </table:table-cell>
          <table:table-cell table:style-name="ce4" office:value-type="string">
            <text:p>Han - kumoi (Japan)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0001010010</text:p>
          </table:table-cell>
          <table:table-cell table:style-name="ce4" office:value-type="string">
            <text:p>Kokin-Joshi, Soft Ascend Japan</text:p>
          </table:table-cell>
          <table:table-cell table:style-name="ce4" office:value-type="string">
            <text:p>Miyakobushi (Japan)</text:p>
          </table:table-cell>
          <table:table-cell table:number-columns-repeated="1020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101100010</text:p>
          </table:table-cell>
          <table:table-cell table:style-name="ce4" office:value-type="string">
            <text:p>Raga Jayakauns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01000011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10001010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00001100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100000100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100000100000</text:p>
          </table:table-cell>
          <table:table-cell table:style-name="ce4" office:value-type="string">
            <text:p>Sharp Fourth</text:p>
          </table:table-cell>
          <table:table-cell table:number-columns-repeated="1021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100000100000</text:p>
          </table:table-cell>
          <table:table-cell table:style-name="ce4" office:value-type="string">
            <text:p>Flat Fifth Interval</text:p>
          </table:table-cell>
          <table:table-cell table:number-columns-repeated="1021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101000001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00000100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01100000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10000010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00101100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100000100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100100000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00010100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00100100010</text:p>
          </table:table-cell>
          <table:table-cell table:style-name="ce4" office:value-type="string">
            <text:p>Messiaen Truncated Gb Bb Eb Half Diminished</text:p>
          </table:table-cell>
          <table:table-cell table:style-name="ce4" office:value-type="string">
            <text:p>Half Diminished Chord</text:p>
          </table:table-cell>
          <table:table-cell table:number-columns-repeated="1020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1010100001</text:p>
          </table:table-cell>
          <table:table-cell table:style-name="ce4" office:value-type="string">
            <text:p>Raga Kumurdaki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1010000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1000011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0101010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001101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01000100001</text:p>
          </table:table-cell>
          <table:table-cell table:style-name="ce4" office:value-type="string">
            <text:p>Raga Sumukam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00010000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10100010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00001101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101000100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100010000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100000101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01010100000</text:p>
          </table:table-cell>
          <table:table-cell table:style-name="ce4" office:value-type="string">
            <text:p>Whole-Tone Tetramirror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01010000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01000001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00000101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1000100101</text:p>
          </table:table-cell>
          <table:table-cell table:style-name="ce4" office:value-type="string">
            <text:p>Raga Shubravarni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1101000100</text:p>
          </table:table-cell>
          <table:table-cell table:style-name="ce4" office:value-type="string">
            <text:p>Raga Abhogi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0100010010</text:p>
          </table:table-cell>
          <table:table-cell table:style-name="ce4" office:value-type="string">
            <text:p>Raga Rukmangi, Pelog 2</text:p>
          </table:table-cell>
          <table:table-cell table:style-name="ce4" office:value-type="string">
            <text:p>Chord Cm7b9</text:p>
          </table:table-cell>
          <table:table-cell table:number-columns-repeated="1020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101101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01000100100</text:p>
          </table:table-cell>
          <table:table-cell table:style-name="ce4" office:value-type="string">
            <text:p>Major b7 Chord e.g. D7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00101000100</text:p>
          </table:table-cell>
          <table:table-cell table:style-name="ce4" office:value-type="string">
            <text:p>Major b7 Chord e.g. F7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00100101000</text:p>
          </table:table-cell>
          <table:table-cell table:style-name="ce4" office:value-type="string">
            <text:p>Major Dominant b7 Chord e.g. Ab7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1010100100</text:p>
          </table:table-cell>
          <table:table-cell table:style-name="ce4" office:value-type="string">
            <text:p>Kung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101010100</text:p>
          </table:table-cell>
          <table:table-cell table:style-name="ce4" office:value-type="string">
            <text:p>Minor 6th Added</text:p>
          </table:table-cell>
          <table:table-cell table:style-name="ce4" office:value-type="string">
            <text:p>Minor Added Sixth Pentatonic</text:p>
          </table:table-cell>
          <table:table-cell table:number-columns-repeated="1020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1001001010</text:p>
          </table:table-cell>
          <table:table-cell table:style-name="ce4" office:value-type="string">
            <text:p>Chaio (all b’s) 10/4678910/3 in 12 edo)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100101010</text:p>
          </table:table-cell>
          <table:table-cell table:style-name="ce4" office:value-type="string">
            <text:p>Raga Harikauns (India) (Flats)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010110101</text:p>
          </table:table-cell>
          <table:table-cell table:style-name="ce4" office:value-type="string">
            <text:p>Theoretical - No Known Name</text:p>
          </table:table-cell>
          <table:table-cell table:style-name="ce4" office:value-type="string">
            <text:p>Chord CMaj6sus#4</text:p>
          </table:table-cell>
          <table:table-cell table:number-columns-repeated="1020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011000101</text:p>
          </table:table-cell>
          <table:table-cell table:style-name="ce4" office:value-type="string">
            <text:p>Raga Hamsa Vinodini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100010110</text:p>
          </table:table-cell>
          <table:table-cell table:style-name="ce4" office:value-type="string">
            <text:p>Raga Manavi (India)</text:p>
          </table:table-cell>
          <table:table-cell table:style-name="ce4" office:value-type="string">
            <text:p>Chord Cm96</text:p>
          </table:table-cell>
          <table:table-cell table:number-columns-repeated="1020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101011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001011010</text:p>
          </table:table-cell>
          <table:table-cell table:style-name="ce4" office:value-type="string">
            <text:p>Raga Phenadyuti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101100010</text:p>
          </table:table-cell>
          <table:table-cell table:style-name="ce4" office:value-type="string">
            <text:p>Honchoshi Plagal Form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010110001</text:p>
          </table:table-cell>
          <table:table-cell table:style-name="ce4" office:value-type="string">
            <text:p>Raga Malashri (India) &amp; Chines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011000101</text:p>
          </table:table-cell>
          <table:table-cell table:style-name="ce4" office:value-type="string">
            <text:p>Raga Bhinna Shadja, Hindolita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1100011000</text:p>
          </table:table-cell>
          <table:table-cell table:style-name="ce4" office:value-type="string">
            <text:p>Hirajoshi Japan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0001011000</text:p>
          </table:table-cell>
          <table:table-cell table:style-name="ce4" office:value-type="string">
            <text:p>Japanese, Sakura Pentatonic Soft Descend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0001100010</text:p>
          </table:table-cell>
          <table:table-cell table:style-name="ce4" office:value-type="string">
            <text:p>Iwato Japan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00000110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00011000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10000011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10001100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100000110000</text:p>
          </table:table-cell>
          <table:table-cell table:style-name="ce4" office:value-type="string">
            <text:p>Raga Ongkari? (India) (as 7/23456/7 in 12edo)</text:p>
          </table:table-cell>
          <table:table-cell table:number-columns-repeated="1021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100001000001</text:p>
          </table:table-cell>
          <table:table-cell table:style-name="ce4" office:value-type="string">
            <text:p>Theoretical - No Known Name (as 7/23456/8 in 12edo)</text:p>
          </table:table-cell>
          <table:table-cell table:number-columns-repeated="1021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110000100000</text:p>
          </table:table-cell>
          <table:table-cell table:style-name="ce4" office:value-type="string">
            <text:p>Theoretical - No Known Name (as 7/23456/1 in 12edo)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00010110000</text:p>
          </table:table-cell>
          <table:table-cell table:style-name="ce4" office:value-type="string">
            <text:p>Theoretical - No Known Name</text:p>
          </table:table-cell>
          <table:table-cell table:style-name="ce4" office:value-type="string">
            <text:p>Chord Csus#4</text:p>
          </table:table-cell>
          <table:table-cell table:number-columns-repeated="1020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00001000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01100001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10000100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000110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1011000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1100000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0000011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0101100000</text:p>
          </table:table-cell>
          <table:table-cell table:style-name="ce4" office:value-type="string">
            <text:p>Locrian PentaMirror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00000110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01001000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00100000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10100100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010110100</text:p>
          </table:table-cell>
          <table:table-cell table:style-name="ce4" office:value-type="string">
            <text:p>Raga Dhavalashri (India) </text:p>
          </table:table-cell>
          <table:table-cell table:style-name="ce4" office:value-type="string">
            <text:p>Chord C6sus#4</text:p>
          </table:table-cell>
          <table:table-cell table:number-columns-repeated="1020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1001000101</text:p>
          </table:table-cell>
          <table:table-cell table:style-name="ce4" office:value-type="string">
            <text:p>Raga Rasranjani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100010110</text:p>
          </table:table-cell>
          <table:table-cell table:style-name="ce4" office:value-type="string">
            <text:p>Theoretical - No Known Name</text:p>
          </table:table-cell>
          <table:table-cell table:style-name="ce4" office:value-type="string">
            <text:p>Chord Cm13</text:p>
          </table:table-cell>
          <table:table-cell table:number-columns-repeated="1020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1101001000</text:p>
          </table:table-cell>
          <table:table-cell table:style-name="ce4" office:value-type="string">
            <text:p>Raga Audva Tukhari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0100100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010110001</text:p>
          </table:table-cell>
          <table:table-cell table:style-name="ce4" office:value-type="string">
            <text:p>Raga Caturangini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011010101</text:p>
          </table:table-cell>
          <table:table-cell table:style-name="ce4" office:value-type="string">
            <text:p>Genus Secundum</text:p>
          </table:table-cell>
          <table:table-cell table:style-name="ce4" office:value-type="string">
            <text:p>Chord CMaj6sus4</text:p>
          </table:table-cell>
          <table:table-cell table:number-columns-repeated="1020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011000110</text:p>
          </table:table-cell>
          <table:table-cell table:style-name="ce4" office:value-type="string">
            <text:p>Raga Rageshri, Nattaikurinji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100011010</text:p>
          </table:table-cell>
          <table:table-cell table:style-name="ce4" office:value-type="string">
            <text:p>Raga Trimurti</text:p>
          </table:table-cell>
          <table:table-cell table:style-name="ce4" office:value-type="string">
            <text:p>Chord Cm9b13</text:p>
          </table:table-cell>
          <table:table-cell table:number-columns-repeated="1020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101011000</text:p>
          </table:table-cell>
          <table:table-cell table:style-name="ce4" office:value-type="string">
            <text:p>Raga Simantini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001101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1000110001</text:p>
          </table:table-cell>
          <table:table-cell table:style-name="ce4" office:value-type="string">
            <text:p>Raga Vaijayanti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011010001</text:p>
          </table:table-cell>
          <table:table-cell table:style-name="ce4" office:value-type="string">
            <text:p>Ionian Pentatonic Raga Gambhiranata (India)</text:p>
          </table:table-cell>
          <table:table-cell table:style-name="ce4" office:value-type="string">
            <text:p>Abheri Asc. Carn Raga &amp; Chord CMaj7sus4</text:p>
          </table:table-cell>
          <table:table-cell table:number-columns-repeated="1020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011000110</text:p>
          </table:table-cell>
          <table:table-cell table:style-name="ce4" office:value-type="string">
            <text:p>Raga Khamaji Durga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0100011000</text:p>
          </table:table-cell>
          <table:table-cell table:style-name="ce4" office:value-type="string">
            <text:p>Balinese, Pelog 1 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0001101000</text:p>
          </table:table-cell>
          <table:table-cell table:style-name="ce4" office:value-type="string">
            <text:p>Theoretical - No Known Name</text:p>
          </table:table-cell>
          <table:table-cell table:style-name="ce4" office:value-type="string">
            <text:p>Chord C-b5b6b9sus4</text:p>
          </table:table-cell>
          <table:table-cell table:number-columns-repeated="1020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01000110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00001010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00011000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10000101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1010110000</text:p>
          </table:table-cell>
          <table:table-cell table:style-name="ce4" office:value-type="string">
            <text:p>Lydian Pentachord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001010101</text:p>
          </table:table-cell>
          <table:table-cell table:style-name="ce4" office:value-type="string">
            <text:p>Raga Puruhutika, Purvaholika (India)</text:p>
          </table:table-cell>
          <table:table-cell table:style-name="ce4" office:value-type="string">
            <text:p>Chord - CMaj6sus4</text:p>
          </table:table-cell>
          <table:table-cell table:number-columns-repeated="1020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1011000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1100001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0000101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000110101</text:p>
          </table:table-cell>
          <table:table-cell table:style-name="ce4" office:value-type="string">
            <text:p>Raga Nishadi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011010110</text:p>
          </table:table-cell>
          <table:table-cell table:style-name="ce4" office:value-type="string">
            <text:p>Raga Khamas, Baduhari (India)</text:p>
          </table:table-cell>
          <table:table-cell table:style-name="ce4" office:value-type="string">
            <text:p>Chord C13sus4</text:p>
          </table:table-cell>
          <table:table-cell table:number-columns-repeated="1020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101000110</text:p>
          </table:table-cell>
          <table:table-cell table:style-name="ce4" office:value-type="string">
            <text:p>Raga Bagesri, <text:s/>Sriranjani, Kapijingla (India)</text:p>
          </table:table-cell>
          <table:table-cell table:style-name="ce4" office:value-type="string">
            <text:p>Chord Cm69sus4</text:p>
          </table:table-cell>
          <table:table-cell table:number-columns-repeated="1020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100011010</text:p>
          </table:table-cell>
          <table:table-cell table:style-name="ce4" office:value-type="string">
            <text:p>Raga Kashyapi (India)</text:p>
          </table:table-cell>
          <table:table-cell table:style-name="ce4" office:value-type="string">
            <text:p>Chord Cmb6b9</text:p>
          </table:table-cell>
          <table:table-cell table:number-columns-repeated="1020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101101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1000110100</text:p>
          </table:table-cell>
          <table:table-cell table:style-name="ce4" office:value-type="string">
            <text:p>Raga Shri Kalyan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1001010001</text:p>
          </table:table-cell>
          <table:table-cell table:style-name="ce4" office:value-type="string">
            <text:p>Raga Desh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011010010</text:p>
          </table:table-cell>
          <table:table-cell table:style-name="ce4" office:value-type="string">
            <text:p>Mixolydian Pentatonic</text:p>
          </table:table-cell>
          <table:table-cell table:style-name="ce4" office:value-type="string">
            <text:p>Chord C7sus4</text:p>
          </table:table-cell>
          <table:table-cell table:number-columns-repeated="1020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101000110</text:p>
          </table:table-cell>
          <table:table-cell table:style-name="ce4" office:value-type="string">
            <text:p>Raga Chandrakauns Kafi, Surya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0100101000</text:p>
          </table:table-cell>
          <table:table-cell table:style-name="ce4" office:value-type="string">
            <text:p>Raga Chhaya Todi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010110100</text:p>
          </table:table-cell>
          <table:table-cell table:style-name="ce4" office:value-type="string">
            <text:p>Raga Yamuna Kalyani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001010101</text:p>
          </table:table-cell>
          <table:table-cell table:style-name="ce4" office:value-type="string">
            <text:p>Raga Nagagandhari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101010110</text:p>
          </table:table-cell>
          <table:table-cell table:style-name="ce4" office:value-type="string">
            <text:p>Raga Manohari (India)</text:p>
          </table:table-cell>
          <table:table-cell table:style-name="ce4" office:value-type="string">
            <text:p>Chord Cm13sus4</text:p>
          </table:table-cell>
          <table:table-cell table:number-columns-repeated="1020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101001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100101010</text:p>
          </table:table-cell>
          <table:table-cell table:style-name="ce4" office:value-type="string">
            <text:p>Raga Bhavani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010110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01011110101</text:p>
          </table:table-cell>
          <table:table-cell table:style-name="ce4" office:value-type="string">
            <text:p>Major Lydian Genus Diatonicum Veterum Correctum</text:p>
          </table:table-cell>
          <table:table-cell table:style-name="ce4" office:value-type="string">
            <text:p>Ishikotsucho (Japan)</text:p>
          </table:table-cell>
          <table:table-cell table:number-columns-repeated="1020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01111010110</text:p>
          </table:table-cell>
          <table:table-cell table:style-name="ce4" office:value-type="string">
            <text:p>Minor Bebop (As Minor Bebop 11/891011/3 in 12edo) 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01101011110</text:p>
          </table:table-cell>
          <table:table-cell table:style-name="ce4" office:value-type="string">
            <text:p>Dorian Aoelian (Al b’s) 11/891011/4 in 12edo)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101011010</text:p>
          </table:table-cell>
          <table:table-cell table:style-name="ce4" office:value-type="string">
            <text:p>Phrygian Aeolian 2b 4b 6b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0101111010</text:p>
          </table:table-cell>
          <table:table-cell table:style-name="ce4" office:value-type="string">
            <text:p>Phrygian Locrian (All b’s) - 11/891011/6 in 12edo)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0101101011</text:p>
          </table:table-cell>
          <table:table-cell table:style-name="ce4" office:value-type="string">
            <text:p>Prokofiev (All b’s)16/589101113141516/7 in 12 edo)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010100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010010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111010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001011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101010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0101111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101001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010100101</text:p>
          </table:table-cell>
          <table:table-cell table:style-name="ce4" office:value-type="string">
            <text:p>Raga Hamsanandi, Puriya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110010100</text:p>
          </table:table-cell>
          <table:table-cell table:style-name="ce4" office:value-type="string">
            <text:p>Blues Dorian Hex (all b’s) as 9/6789/1 in 12edo)</text:p>
          </table:table-cell>
          <table:table-cell table:style-name="ce4" office:value-type="string">
            <text:p>Blues Dorian Hexatonic</text:p>
          </table:table-cell>
          <table:table-cell table:number-columns-repeated="1020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001011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1001010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101001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0010100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1000011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1001010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001110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101000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10000100001</text:p>
          </table:table-cell>
          <table:table-cell table:style-name="ce4" office:value-type="string">
            <text:p>Theoretical - No Known Name (as 7/4567/8 in 12edo)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11000010000</text:p>
          </table:table-cell>
          <table:table-cell table:style-name="ce4" office:value-type="string">
            <text:p>Theoretical - No Known Name (as 7/4567/1 in 12edo)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00001110000</text:p>
          </table:table-cell>
          <table:table-cell table:style-name="ce4" office:value-type="string">
            <text:p>Theoretical - No Known Name as 7/4567/2 in 12edo)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00001000011</text:p>
          </table:table-cell>
          <table:table-cell table:style-name="ce4" office:value-type="string">
            <text:p>Theoretical - No Known Name (as 7/4567/3in 12edo)</text:p>
          </table:table-cell>
          <table:table-cell table:number-columns-repeated="1021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110000100000</text:p>
          </table:table-cell>
          <table:table-cell table:style-name="ce4" office:value-type="string">
            <text:p>Theoretical - No Known Name (as 6/3456/7 in 12edo)</text:p>
          </table:table-cell>
          <table:table-cell table:number-columns-repeated="1021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100000110000</text:p>
          </table:table-cell>
          <table:table-cell table:style-name="ce4" office:value-type="string">
            <text:p>Raga Ongkari (India) (as 6/3456/1 in 12edo)</text:p>
          </table:table-cell>
          <table:table-cell table:number-columns-repeated="1021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100001000001</text:p>
          </table:table-cell>
          <table:table-cell table:style-name="ce4" office:value-type="string">
            <text:p>Theoretical - No Known Name (as 6/3456/2 in 12edo)</text:p>
          </table:table-cell>
          <table:table-cell table:number-columns-repeated="1021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110000000000</text:p>
          </table:table-cell>
          <table:table-cell table:style-name="ce4" office:value-type="string">
            <text:p>Sharp one interval</text:p>
          </table:table-cell>
          <table:table-cell table:style-name="ce4" office:value-type="string">
            <text:p>Semitone Interval</text:p>
          </table:table-cell>
          <table:table-cell table:number-columns-repeated="1020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100000000001</text:p>
          </table:table-cell>
          <table:table-cell table:style-name="ce4" office:value-type="string">
            <text:p>Flat Octave Interval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10000000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111000000000</text:p>
          </table:table-cell>
          <table:table-cell table:style-name="ce4" office:value-type="string">
            <text:p>Chromatic TriMirror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10010100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01000001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110010000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100000001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10010000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11001000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0000100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1110000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10000100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00110000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00100110000</text:p>
          </table:table-cell>
          <table:table-cell table:style-name="ce4" office:value-type="string">
            <text:p>C minor add b5 chord</text:p>
          </table:table-cell>
          <table:table-cell table:style-name="ce4" office:value-type="string">
            <text:p>Chord of Cm b5</text:p>
          </table:table-cell>
          <table:table-cell table:number-columns-repeated="1020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110000000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100110000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01110000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11000000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0010100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110010100</text:p>
          </table:table-cell>
          <table:table-cell table:style-name="ce4" office:value-type="string">
            <text:p>Raga Mohanangi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1001001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100110010</text:p>
          </table:table-cell>
          <table:table-cell table:style-name="ce4" office:value-type="string">
            <text:p>Raga Samudhra Priya (India)?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10010000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00110010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00001001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0010000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1110010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001011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1001000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100001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1010100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010000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000011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1101010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001111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101000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1000100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010000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1100010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001111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0001000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11000100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00010000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00000111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10001000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111000000000</text:p>
          </table:table-cell>
          <table:table-cell table:style-name="ce4" office:value-type="string">
            <text:p>Chromatic TriMirror</text:p>
          </table:table-cell>
          <table:table-cell table:number-columns-repeated="1021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100000000011</text:p>
          </table:table-cell>
          <table:table-cell table:style-name="ce4" office:value-type="string">
            <text:p>Flat Seventh and Seventh</text:p>
            <text:p>Flat Seventh and Seventh</text:p>
            <text:p>Flat Seventh and Seventh</text:p>
            <text:p>Flat Seventh and Seventh</text:p>
            <text:p>Flat Seventh and Seventh</text:p>
            <text:p/>
          </table:table-cell>
          <table:table-cell table:number-columns-repeated="1021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110000000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100000000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11000000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11100000000</text:p>
          </table:table-cell>
          <table:table-cell table:style-name="ce4" office:value-type="string">
            <text:p>Chromatic TetraMirror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10000000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1010100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1010000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1000001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000111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0101000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11010000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01000000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00000001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10100000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1010000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1000000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000011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1101000000</text:p>
          </table:table-cell>
          <table:table-cell table:style-name="ce4" office:value-type="string">
            <text:p>Blues PentaCluster 3b’s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0100000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1000100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010010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111000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1100010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101111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001001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1000100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010010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111000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100111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0001001001</text:p>
          </table:table-cell>
          <table:table-cell table:style-name="ce4" office:value-type="string">
            <text:p>Raga Kshanika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11000000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00000010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00111000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10000001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1000000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000010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1111000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1100000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0000001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1010100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010010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111010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001001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100111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101001001</text:p>
          </table:table-cell>
          <table:table-cell table:style-name="ce4" office:value-type="string">
            <text:p>Theoretical - No Known Name (as 13/24789101213/6 in 12edo)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1010000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1000010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111010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001001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0100001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1010000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000010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111010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001011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1101000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100001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010110101</text:p>
          </table:table-cell>
          <table:table-cell table:style-name="ce4" office:value-type="string">
            <text:p>Marva Thaat (India) (as Marva 11/23458/6 in 12 edo)</text:p>
          </table:table-cell>
          <table:table-cell table:style-name="ce4" office:value-type="string">
            <text:p>Marva Thaat (India)</text:p>
          </table:table-cell>
          <table:table-cell table:number-columns-repeated="1020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011100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110010110</text:p>
          </table:table-cell>
          <table:table-cell table:style-name="ce4" office:value-type="string">
            <text:p>Minor Bebop (all b’s) 11/2891011/3 in 12edo)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101011100</text:p>
          </table:table-cell>
          <table:table-cell table:style-name="ce4" office:value-type="string">
            <text:p>Mela Jhankaradhvani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001011010</text:p>
          </table:table-cell>
          <table:table-cell table:style-name="ce4" office:value-type="string">
            <text:p>Mela Ratnangi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101110010</text:p>
          </table:table-cell>
          <table:table-cell table:style-name="ce4" office:value-type="string">
            <text:p>Blues Phrygian 11/2891011/6 in 12edo)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0101101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010110001</text:p>
          </table:table-cell>
          <table:table-cell table:style-name="ce4" office:value-type="string">
            <text:p>Raga Mandari, Gamakakriya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011100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100011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1001011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001110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101100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0000110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011100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1000011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0001110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001100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10000110000</text:p>
          </table:table-cell>
          <table:table-cell table:style-name="ce4" office:value-type="string">
            <text:p>Messiaen Truncated Mode 5 (all#)</text:p>
          </table:table-cell>
          <table:table-cell table:style-name="ce4" office:value-type="string">
            <text:p>as <text:s/>11/2345891011/6 in 12edo</text:p>
          </table:table-cell>
          <table:table-cell table:number-columns-repeated="1020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00001100001</text:p>
          </table:table-cell>
          <table:table-cell table:style-name="ce4" office:value-type="string">
            <text:p>Messiaen Mode 2 </text:p>
          </table:table-cell>
          <table:table-cell table:style-name="ce4" office:value-type="string">
            <text:p>truncated mode 2</text:p>
          </table:table-cell>
          <table:table-cell table:number-columns-repeated="1020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10000110000</text:p>
          </table:table-cell>
          <table:table-cell table:style-name="ce4" office:value-type="string">
            <text:p>Messiaen Truncated Mode 5 (b2 &amp; b5)</text:p>
          </table:table-cell>
          <table:table-cell table:style-name="ce4" office:value-type="string">
            <text:p>as 7/3456/1 in 12edo</text:p>
          </table:table-cell>
          <table:table-cell table:number-columns-repeated="1020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110000010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100001100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10000010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00011100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11000001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00000100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0010110000</text:p>
          </table:table-cell>
          <table:table-cell table:style-name="ce4" office:value-type="string">
            <text:p>Balinese Pentatonic (as 11/23458911/6 in 12edo)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001100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1100001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0000110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101100001</text:p>
          </table:table-cell>
          <table:table-cell table:style-name="ce4" office:value-type="string">
            <text:p>Blues#V (all b’s) 9/25678/4 in 12edo)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10010010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00001100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00100001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00100100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011100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100011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1001001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100100011</text:p>
          </table:table-cell>
          <table:table-cell table:style-name="ce4" office:value-type="string">
            <text:p>Half Diminished plus b8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000110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011100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110000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1000011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101110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001101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0000110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1001100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110000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0100110000</text:p>
          </table:table-cell>
          <table:table-cell table:style-name="ce4" office:value-type="string">
            <text:p>Theoretical - No Known Name 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001101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10000010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01001100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00110000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0000010101</text:p>
          </table:table-cell>
          <table:table-cell table:style-name="ce4" office:value-type="string">
            <text:p>Theoretical - No Known Name 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1011100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1110000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1000001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000101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010110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001100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110010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101001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100110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101101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0010010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1001100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101001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100101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010010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011100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110010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101011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1001001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100101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010110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0011110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011000111</text:p>
          </table:table-cell>
          <table:table-cell table:style-name="ce4" office:value-type="string">
            <text:p>Raga Ragesri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100011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101011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001111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101100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1000110001</text:p>
          </table:table-cell>
          <table:table-cell table:style-name="ce4" office:value-type="string">
            <text:p>Raga Vijayasri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011110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011000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1100011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001100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1000110000</text:p>
          </table:table-cell>
          <table:table-cell table:style-name="ce4" office:value-type="string">
            <text:p>Raga Nabhomani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001110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011000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0000111000</text:p>
          </table:table-cell>
          <table:table-cell table:style-name="ce4" office:value-type="string">
            <text:p>Raga Saugandhini, Yashranjani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0001100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11000010000</text:p>
          </table:table-cell>
          <table:table-cell table:style-name="ce4" office:value-type="string">
            <text:p>Theoretical - No Known Name 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00001110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00001000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10000100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1000010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011110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001000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1100001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0000100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1010110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001110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011000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100001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000111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101100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1010010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001110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1001000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100001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0100100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1010010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011110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001000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100011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1101001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100100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000110101</text:p>
          </table:table-cell>
          <table:table-cell table:style-name="ce4" office:value-type="string">
            <text:p>Mela Pavani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011110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0011010111</text:p>
          </table:table-cell>
          <table:table-cell table:style-name="ce4" office:value-type="string">
            <text:p>Raga Madhuri 11/4891011/2 in 12edo)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111000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100011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101111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001101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1000110100</text:p>
          </table:table-cell>
          <table:table-cell table:style-name="ce4" office:value-type="string">
            <text:p>Raga Chandrajyoti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001110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011010011</text:p>
          </table:table-cell>
          <table:table-cell table:style-name="ce4" office:value-type="string">
            <text:p>Raga Tilang, Savitri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111000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100111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001101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1000010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1001110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001010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111000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0000101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1000010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011110000</text:p>
          </table:table-cell>
          <table:table-cell table:style-name="ce4" office:value-type="string">
            <text:p>Raga Dipak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001010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111000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1100001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000101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011010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010110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001110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011010011</text:p>
          </table:table-cell>
          <table:table-cell table:style-name="ce4" office:value-type="string">
            <text:p>Mela Nagananadini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0111010110</text:p>
          </table:table-cell>
          <table:table-cell table:style-name="ce4" office:value-type="string">
            <text:p>Raga Nandkauns (India) (same as Rock 11/5891011/3 in 12 edo)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101001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100111010</text:p>
          </table:table-cell>
          <table:table-cell table:style-name="ce4" office:value-type="string">
            <text:p>Mela Bhavapriya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101101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1010010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001110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001010011</text:p>
          </table:table-cell>
          <table:table-cell table:style-name="ce4" office:value-type="string">
            <text:p>Raga Megh (India) (same as Raga Megh 11/56891011/2 in 12edo)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111010010</text:p>
          </table:table-cell>
          <table:table-cell table:style-name="ce4" office:value-type="string">
            <text:p>Raga Bhanumanjari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101001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100101001</text:p>
          </table:table-cell>
          <table:table-cell table:style-name="ce4" office:value-type="string">
            <text:p>Raga Gujari Todi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010010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011110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001010111</text:p>
          </table:table-cell>
          <table:table-cell table:style-name="ce4" office:value-type="string">
            <text:p>Raga Sorati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111010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0101011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101001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100101011</text:p>
          </table:table-cell>
          <table:table-cell table:style-name="ce4" office:value-type="string">
            <text:p>Enigmatic Minor (all b’s) <text:s/>15/245789101315/6 in 12edo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1010111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1011110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01011110111</text:p>
          </table:table-cell>
          <table:table-cell table:style-name="ce4" office:value-type="string">
            <text:p>Lydian Mixolydian Taishikicho, Ryo (Japan)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01111010111</text:p>
          </table:table-cell>
          <table:table-cell table:style-name="ce4" office:value-type="string">
            <text:p>Raga Ramdasi Malhar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01111011110</text:p>
          </table:table-cell>
          <table:table-cell table:style-name="ce4" office:value-type="string">
            <text:p>Houseini (Greece)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1101011110</text:p>
          </table:table-cell>
          <table:table-cell table:style-name="ce4" office:value-type="string">
            <text:p>Chromatic Diatonic Dorian (all b)</text:p>
          </table:table-cell>
          <table:table-cell table:style-name="ce4" office:value-type="string">
            <text:p>as 11/8910/4 in 12edo</text:p>
          </table:table-cell>
          <table:table-cell table:number-columns-repeated="1020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1101111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0101111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0111101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010101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01010110111</text:p>
          </table:table-cell>
          <table:table-cell table:style-name="ce4" office:value-type="string">
            <text:p>Lydian Dominant + natural seventh</text:p>
          </table:table-cell>
          <table:table-cell table:style-name="ce4" office:value-type="string">
            <text:p>Lydian with both natural and dominant 7th</text:p>
          </table:table-cell>
          <table:table-cell table:number-columns-repeated="1020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01111010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01011011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101010110</text:p>
          </table:table-cell>
          <table:table-cell table:style-name="ce4" office:value-type="string">
            <text:p>Adonai Malakh (Israel) 3b’s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0101011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0111101010</text:p>
          </table:table-cell>
          <table:table-cell table:style-name="ce4" office:value-type="string">
            <text:p><text:s/>Spanish 8 tones (all b’s) in 12edo) + Fb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010101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110010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001010110</text:p>
          </table:table-cell>
          <table:table-cell table:style-name="ce4" office:value-type="string">
            <text:p>Mela Vanaspati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111001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010101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100000001000</text:p>
          </table:table-cell>
          <table:table-cell table:style-name="ce4" office:value-type="string">
            <text:p>Sharp Fifth Interval</text:p>
          </table:table-cell>
          <table:table-cell table:number-columns-repeated="1021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100000001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00000101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0010101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1010001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10010001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100010001000</text:p>
          </table:table-cell>
          <table:table-cell table:style-name="ce4" office:value-type="string">
            <text:p>Major Flat 6 (no fifth)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00010101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0010001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1001000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00010001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00010011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010101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1010011000</text:p>
          </table:table-cell>
          <table:table-cell table:style-name="ce4" office:value-type="string">
            <text:p>Raga Bhupeshwari, Janasammodini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0001010100</text:p>
          </table:table-cell>
          <table:table-cell table:style-name="ce4" office:value-type="string">
            <text:p>Altered Pentatonic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110000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101110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111000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001011001</text:p>
          </table:table-cell>
          <table:table-cell table:style-name="ce4" office:value-type="string">
            <text:p>Raga Devaranjani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10000001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100100000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00110000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00000101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00100000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01100100000</text:p>
          </table:table-cell>
          <table:table-cell table:style-name="ce4" office:value-type="string">
            <text:p>Harmonic Minor Tetrachord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110000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0000001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1110000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1000000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01100000001</text:p>
          </table:table-cell>
          <table:table-cell table:style-name="ce4" office:value-type="string">
            <text:p>Theoretical - No Known Name</text:p>
          </table:table-cell>
          <table:table-cell table:style-name="ce4" office:value-type="string">
            <text:p>Shostakovich monogram</text:p>
          </table:table-cell>
          <table:table-cell table:number-columns-repeated="1020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10110000000</text:p>
          </table:table-cell>
          <table:table-cell table:style-name="ce4" office:value-type="string">
            <text:p>Alternating TetraMirror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000101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1100000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1101100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0110000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010101100</text:p>
          </table:table-cell>
          <table:table-cell table:style-name="ce4" office:value-type="string">
            <text:p>Raga Hejjajji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110010101</text:p>
          </table:table-cell>
          <table:table-cell table:style-name="ce4" office:value-type="string">
            <text:p>Lydian b3 Hexatonic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0010001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110010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011001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00010001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00011001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010101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100010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1011001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010001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110010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011011100</text:p>
          </table:table-cell>
          <table:table-cell table:style-name="ce4" office:value-type="string">
            <text:p>Raga Saravati (b6)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111001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010001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011011000</text:p>
          </table:table-cell>
          <table:table-cell table:style-name="ce4" office:value-type="string">
            <text:p>Raga Zilaf,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0001000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0110001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010101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100010101</text:p>
          </table:table-cell>
          <table:table-cell table:style-name="ce4" office:value-type="string">
            <text:p>Hawaiian</text:p>
          </table:table-cell>
          <table:table-cell table:style-name="ce4" office:value-type="string">
            <text:p>Nando Kyemyonjo (Korea) • Minor Pentachord</text:p>
          </table:table-cell>
          <table:table-cell table:number-columns-repeated="1020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001010110</text:p>
          </table:table-cell>
          <table:table-cell table:style-name="ce4" office:value-type="string">
            <text:p>Raga Rasavali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101100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110001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001010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010101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010100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010011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101010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001111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1000101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010100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1100010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001111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1000101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00101000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101000001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01000101000</text:p>
          </table:table-cell>
          <table:table-cell table:style-name="ce4" office:value-type="string">
            <text:p>Messiaen Truncated Mode 6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1000001001</text:p>
          </table:table-cell>
          <table:table-cell table:style-name="ce4" office:value-type="string">
            <text:p>Raga Kumarapriya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1001000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000100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1100000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01000001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00000100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1000101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010100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1001101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1010101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010100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010001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101010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1010001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1000100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01010001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01000100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1010101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1000101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1010001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000100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1101000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100010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1010001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1000100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010011010</text:p>
          </table:table-cell>
          <table:table-cell table:style-name="ce4" office:value-type="string">
            <text:p>Theoretical - No Known Name</text:p>
          </table:table-cell>
          <table:table-cell table:style-name="ce4" office:value-type="string">
            <text:p>Chord C(b13)</text:p>
          </table:table-cell>
          <table:table-cell table:number-columns-repeated="1020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010101001</text:p>
          </table:table-cell>
          <table:table-cell table:style-name="ce4" office:value-type="string">
            <text:p>Eskimo Hexatonic 2 (North America)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010100110</text:p>
          </table:table-cell>
          <table:table-cell table:style-name="ce4" office:value-type="string">
            <text:p>Prometheus F# and Bb) in 12edo)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010011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001101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000101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111000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100010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001011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111100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1000101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111000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100111000</text:p>
          </table:table-cell>
          <table:table-cell table:style-name="ce4" office:value-type="string">
            <text:p>Raga Syamalam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1000001100</text:p>
          </table:table-cell>
          <table:table-cell table:style-name="ce4" office:value-type="string">
            <text:p>Raga Putrika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111000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1000101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010110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1000001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111000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111100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1101000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10000000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0110100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000101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010110110</text:p>
          </table:table-cell>
          <table:table-cell table:style-name="ce4" office:value-type="string">
            <text:p>Raga Vutari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100010110</text:p>
          </table:table-cell>
          <table:table-cell table:style-name="ce4" office:value-type="string">
            <text:p>Raga Salagavarali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101101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110100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010101100</text:p>
          </table:table-cell>
          <table:table-cell table:style-name="ce4" office:value-type="string">
            <text:p>Neapolitan Minor Mode (as 10/48910/11 in 12edo)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011001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100111010</text:p>
          </table:table-cell>
          <table:table-cell table:style-name="ce4" office:value-type="string">
            <text:p>Hungarian Gypsy (allb)</text:p>
          </table:table-cell>
          <table:table-cell table:style-name="ce4" office:value-type="string">
            <text:p>Mela Sanmukhapriya (India)</text:p>
          </table:table-cell>
          <table:table-cell table:number-columns-repeated="1020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111010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011001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100011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1010001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1000110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101010001</text:p>
          </table:table-cell>
          <table:table-cell table:style-name="ce4" office:value-type="string">
            <text:p>Raga Nata, <text:s/>Madhuranjani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011001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010101100</text:p>
          </table:table-cell>
          <table:table-cell table:style-name="ce4" office:value-type="string">
            <text:p>Eskimo Hexatonic 2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101010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011001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100101010</text:p>
          </table:table-cell>
          <table:table-cell table:style-name="ce4" office:value-type="string">
            <text:p>Takemitsu Tree Line Mode 2 4b’s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010001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000110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111010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0011011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100011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111101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010001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000110110</text:p>
          </table:table-cell>
          <table:table-cell table:style-name="ce4" office:value-type="string">
            <text:p>Raga Sarasvati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101010001</text:p>
          </table:table-cell>
          <table:table-cell table:style-name="ce4" office:value-type="string">
            <text:p>Raga Sindhura Kafi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011011010</text:p>
          </table:table-cell>
          <table:table-cell table:style-name="ce4" office:value-type="string">
            <text:p>Raga Kamalamanohari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110101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010101101</text:p>
          </table:table-cell>
          <table:table-cell table:style-name="ce4" office:value-type="string">
            <text:p>Lydian Augmented, Hindi #IV &amp; #V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010110110</text:p>
          </table:table-cell>
          <table:table-cell table:style-name="ce4" office:value-type="string">
            <text:p>Lydian bVIIth, Overtone, <text:s/>Hindi #IV &amp; bVII</text:p>
          </table:table-cell>
          <table:table-cell table:style-name="ce4" office:value-type="string">
            <text:p>Mela Vacaspati (India) Raga Bhusavati (India) Lydian Mixolydian. Bartok Scale, Lydian Dominant</text:p>
          </table:table-cell>
          <table:table-cell table:number-columns-repeated="1020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011011010</text:p>
          </table:table-cell>
          <table:table-cell table:style-name="ce4" office:value-type="string">
            <text:p>Major Minor, Hindu bVI &amp; bVII</text:p>
          </table:table-cell>
          <table:table-cell table:style-name="ce4" office:value-type="string">
            <text:p>Mela Carukesi (India) Raga Tarangini (India)</text:p>
          </table:table-cell>
          <table:table-cell table:number-columns-repeated="1020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101010110</text:p>
          </table:table-cell>
          <table:table-cell table:style-name="ce4" office:value-type="string">
            <text:p>Jazz Minor Inverse. Javanese, <text:s/>Dorian bII &amp; HIndi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101101010</text:p>
          </table:table-cell>
          <table:table-cell table:style-name="ce4" office:value-type="string">
            <text:p>Minor Locrian, Hindi 3 flats and bV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0010111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011100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01110010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01111011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001011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101110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0111001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000111001</text:p>
          </table:table-cell>
          <table:table-cell table:style-name="ce4" office:value-type="string">
            <text:p>Mela Jhalavarali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110011100</text:p>
          </table:table-cell>
          <table:table-cell table:style-name="ce4" office:value-type="string">
            <text:p>Chromatic Hypodorian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001111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1000011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001111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000111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0011100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00000011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000111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0000011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001100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110001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0001100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110001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00010011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10001000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00110001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010111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0001000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1110001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011100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110011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010011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110011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0001001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010111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110011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001011100</text:p>
          </table:table-cell>
          <table:table-cell table:style-name="ce4" office:value-type="string">
            <text:p>Raga Kalakanthi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011100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110000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000011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101110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111000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1001100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1100100000</text:p>
          </table:table-cell>
          <table:table-cell table:style-name="ce4" office:value-type="string">
            <text:p>Blues Pentacluster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1001100000</text:p>
          </table:table-cell>
          <table:table-cell table:style-name="ce4" office:value-type="string">
            <text:p>Oriental Pentacluster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00000011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00100000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110000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100000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110000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1011100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110000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111000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000011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1011000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1100000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0110000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000111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1011000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100000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000011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1101100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110000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010111100</text:p>
          </table:table-cell>
          <table:table-cell table:style-name="ce4" office:value-type="string">
            <text:p>Mela Dhavalambari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001100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0110010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111001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100110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010011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1001100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110010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010011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100010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010111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100010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111001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010011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011100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110010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001001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111001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010011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1011000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100010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001001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110001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0010111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011000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100010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111011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001011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101100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110001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010111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01011100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01110011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101011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0101110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011110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0011100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100011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001110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1000111000</text:p>
          </table:table-cell>
          <table:table-cell table:style-name="ce4" office:value-type="string">
            <text:p>Messiaen Mode 5 (dupe of 11/2348910/5 in 12edo)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001110001</text:p>
          </table:table-cell>
          <table:table-cell table:style-name="ce4" office:value-type="string">
            <text:p>Messiaen Mode 5</text:p>
          </table:table-cell>
          <table:table-cell table:style-name="ce4" office:value-type="string">
            <text:p>respelling</text:p>
          </table:table-cell>
          <table:table-cell table:number-columns-repeated="1020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011100011</text:p>
          </table:table-cell>
          <table:table-cell table:style-name="ce4" office:value-type="string">
            <text:p>Messiaen Mode 5 Inverse?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1000111000</text:p>
          </table:table-cell>
          <table:table-cell table:style-name="ce4" office:value-type="string">
            <text:p>Messiaen 5th mode From Groves start 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1000111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011100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011110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001100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1100001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000110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001100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000111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011100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100011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010111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001110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011100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110001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101110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1010011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001110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001100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110001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0100010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1001100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110001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010111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011100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110001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010011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011110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001100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0110011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101001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001100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110011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010111001</text:p>
          </table:table-cell>
          <table:table-cell table:style-name="ce4" office:value-type="string">
            <text:p>Mela Latangi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110011010</text:p>
          </table:table-cell>
          <table:table-cell table:style-name="ce4" office:value-type="string">
            <text:p>Sabach (Greece)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101011100</text:p>
          </table:table-cell>
          <table:table-cell table:style-name="ce4" office:value-type="string">
            <text:p>Mela Senavati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000111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011110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00011110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01111000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100011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101111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0001111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0111100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000111100</text:p>
          </table:table-cell>
          <table:table-cell table:style-name="ce4" office:value-type="string">
            <text:p>Mela Salaga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001110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0011110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0111000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100111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1001110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001110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111000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000111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000111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1001010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011110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101000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011110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0001110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111000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100001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000111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111100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1011010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001110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101000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110100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000111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0011110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100011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101101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110100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010111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001110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01011110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01111001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100111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010011100</text:p>
          </table:table-cell>
          <table:table-cell table:style-name="ce4" office:value-type="string">
            <text:p>Chromatic Phrygian Invers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001110100</text:p>
          </table:table-cell>
          <table:table-cell table:style-name="ce4" office:value-type="string">
            <text:p>Chromatic Hypophrygian Invers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010011100</text:p>
          </table:table-cell>
          <table:table-cell table:style-name="ce4" office:value-type="string">
            <text:p>Major Bebop Hexatonic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1001010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001110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101010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010111100</text:p>
          </table:table-cell>
          <table:table-cell table:style-name="ce4" office:value-type="string">
            <text:p>Mela Kantamani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001010101</text:p>
          </table:table-cell>
          <table:table-cell table:style-name="ce4" office:value-type="string">
            <text:p>Mela Manavati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011110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0101010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111001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010011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01001110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01111010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101001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0111101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010011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011010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001110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110101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01010111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011010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01011110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01101010111</text:p>
          </table:table-cell>
          <table:table-cell table:style-name="ce4" office:value-type="string">
            <text:p>Raga Mian Ki Malhar, Bahar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01111011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0101011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101101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0110101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110010101</text:p>
          </table:table-cell>
          <table:table-cell table:style-name="ce4" office:value-type="string">
            <text:p>Lydian #2 Hexatonic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011001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0111000000</text:p>
          </table:table-cell>
          <table:table-cell table:style-name="ce4" office:value-type="string">
            <text:p>Spanish Pentacluster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1010001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01101110110</text:p>
          </table:table-cell>
          <table:table-cell table:style-name="ce4" office:value-type="string">
            <text:p>Blues Octatonic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100110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111110111101</text:p>
          </table:table-cell>
          <table:table-cell table:style-name="ce4" office:value-type="string">
            <text:p>All except F and Bb - 4 and 7b</text:p>
          </table:table-cell>
          <table:table-cell table:number-columns-repeated="1021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110111101111</text:p>
          </table:table-cell>
          <table:table-cell table:style-name="ce4" office:value-type="string">
            <text:p>All except D and G - 2 and 5</text:p>
          </table:table-cell>
          <table:table-cell table:number-columns-repeated="1021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111011111101</text:p>
          </table:table-cell>
          <table:table-cell table:style-name="ce4" office:value-type="string">
            <text:p>All except Eb and Bb - 3b and 7b</text:p>
          </table:table-cell>
          <table:table-cell table:number-columns-repeated="1021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111011110111</text:p>
          </table:table-cell>
          <table:table-cell table:style-name="ce4" office:value-type="string">
            <text:p>All except Eb and Ab -3b and 6b</text:p>
          </table:table-cell>
          <table:table-cell table:number-columns-repeated="1021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101111110111</text:p>
          </table:table-cell>
          <table:table-cell table:style-name="ce4" office:value-type="string">
            <text:p>All except C# and G# - 1# and 5#</text:p>
          </table:table-cell>
          <table:table-cell table:style-name="ce4" office:value-type="string">
            <text:p>Contiguous chain of 9 steps - tonic is fourth step.</text:p>
          </table:table-cell>
          <table:table-cell table:number-columns-repeated="1020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101111011111</text:p>
          </table:table-cell>
          <table:table-cell table:style-name="ce4" office:value-type="string">
            <text:p>All except C# and F# - 1# and 4#</text:p>
          </table:table-cell>
          <table:table-cell table:number-columns-repeated="1021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111111011110</text:p>
          </table:table-cell>
          <table:table-cell table:style-name="ce4" office:value-type="string">
            <text:p>All except F# and B <text:s/>- 4# and 7</text:p>
          </table:table-cell>
          <table:table-cell table:number-columns-repeated="1021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111101111110</text:p>
          </table:table-cell>
          <table:table-cell table:style-name="ce4" office:value-type="string">
            <text:p>All except E and B - 3 and 7</text:p>
          </table:table-cell>
          <table:table-cell table:number-columns-repeated="1021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111101111011</text:p>
          </table:table-cell>
          <table:table-cell table:style-name="ce4" office:value-type="string">
            <text:p>All except E and A - 3 and 6</text:p>
          </table:table-cell>
          <table:table-cell table:number-columns-repeated="1021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110111111011</text:p>
          </table:table-cell>
          <table:table-cell table:style-name="ce4" office:value-type="string">
            <text:p>All except D and A - 2 and 6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1110101101</text:p>
          </table:table-cell>
          <table:table-cell table:style-name="ce4" office:value-type="string">
            <text:p>Theoretical - No Known Name 4#’s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1010110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01111110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1101011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0111111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0110101101</text:p>
          </table:table-cell>
          <table:table-cell table:style-name="ce4" office:value-type="string">
            <text:p>Magen Abot (Israel) all sharp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101101100</text:p>
          </table:table-cell>
          <table:table-cell table:style-name="ce4" office:value-type="string">
            <text:p>Locrian bb7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01110110101</text:p>
          </table:table-cell>
          <table:table-cell table:style-name="ce4" office:value-type="string">
            <text:p>Lydian b3 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011010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0111011010</text:p>
          </table:table-cell>
          <table:table-cell table:style-name="ce4" office:value-type="string">
            <text:p>Phrygian Major, <text:s/>Flamenco, Spanish Phrygian</text:p>
          </table:table-cell>
          <table:table-cell table:number-columns-repeated="1021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100100000000</text:p>
          </table:table-cell>
          <table:table-cell table:style-name="ce4" office:value-type="string">
            <text:p>Sharp Second interval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0010010100</text:p>
          </table:table-cell>
          <table:table-cell table:style-name="ce4" office:value-type="string">
            <text:p><text:s/>(as 7/367/1 in 12edo)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00010001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100000001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10110000000</text:p>
          </table:table-cell>
          <table:table-cell table:style-name="ce4" office:value-type="string">
            <text:p>Alternating TetraMirror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00000001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00110100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01000001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1000001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0011000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10011000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010011001</text:p>
          </table:table-cell>
          <table:table-cell table:style-name="ce4" office:value-type="string">
            <text:p>Raga Latika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011010100</text:p>
          </table:table-cell>
          <table:table-cell table:style-name="ce4" office:value-type="string">
            <text:p>Raga Kalavati, Ragamalini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110100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1000011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0011010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000011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100101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110100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111010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100101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0100001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10100000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100100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100100110</text:p>
          </table:table-cell>
          <table:table-cell table:style-name="ce4" office:value-type="string">
            <text:p>Cdim7 chord (Bb and Bbb)</text:p>
          </table:table-cell>
          <table:table-cell table:style-name="ce4" office:value-type="string">
            <text:p>Chord Cdim7(b7) or Cm7 (b5bb7)</text:p>
          </table:table-cell>
          <table:table-cell table:number-columns-repeated="1020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100110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100001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110100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111010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01100100000</text:p>
          </table:table-cell>
          <table:table-cell table:style-name="ce4" office:value-type="string">
            <text:p>Harmonic Minor Tetrachord b3 #4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0100000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1110100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1010000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100100101</text:p>
          </table:table-cell>
          <table:table-cell table:style-name="ce4" office:value-type="string">
            <text:p>Raga Ranjani, Rangini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010010110</text:p>
          </table:table-cell>
          <table:table-cell table:style-name="ce4" office:value-type="string">
            <text:p>Raga Malayamarutam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101100100</text:p>
          </table:table-cell>
          <table:table-cell table:style-name="ce4" office:value-type="string">
            <text:p>Pyramid Hexatonic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110100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110101100</text:p>
          </table:table-cell>
          <table:table-cell table:style-name="ce4" office:value-type="string">
            <text:p>Ultra Locrian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100110110</text:p>
          </table:table-cell>
          <table:table-cell table:style-name="ce4" office:value-type="string">
            <text:p>Theoretical - No Known Name</text:p>
          </table:table-cell>
          <table:table-cell table:style-name="ce4" office:value-type="string">
            <text:p>erroneous spelling of Romanian minor ?</text:p>
          </table:table-cell>
          <table:table-cell table:number-columns-repeated="1020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011001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100110001</text:p>
          </table:table-cell>
          <table:table-cell table:style-name="ce4" office:value-type="string">
            <text:p>Raga Multani (India)?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011001001</text:p>
          </table:table-cell>
          <table:table-cell table:style-name="ce4" office:value-type="string">
            <text:p>Romanian Bacovia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0011001000</text:p>
          </table:table-cell>
          <table:table-cell table:style-name="ce4" office:value-type="string">
            <text:p>Raga Megharanjani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00001001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110110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001001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001001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100110110</text:p>
          </table:table-cell>
          <table:table-cell table:style-name="ce4" office:value-type="string">
            <text:p>Raga Madhakauns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110110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0011011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111011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011011001</text:p>
          </table:table-cell>
          <table:table-cell table:style-name="ce4" office:value-type="string">
            <text:p>Raga Paraju <text:s/>Simhavahini India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011000110</text:p>
          </table:table-cell>
          <table:table-cell table:style-name="ce4" office:value-type="string">
            <text:p>Raga Rudra Pancama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001011001</text:p>
          </table:table-cell>
          <table:table-cell table:style-name="ce4" office:value-type="string">
            <text:p>Raga Devaranjani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0011000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110110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001011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0110101101</text:p>
          </table:table-cell>
          <table:table-cell table:style-name="ce4" office:value-type="string">
            <text:p>Aeolian 2# 4# #5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100110101</text:p>
          </table:table-cell>
          <table:table-cell table:style-name="ce4" office:value-type="string">
            <text:p>Lydian Diminished</text:p>
          </table:table-cell>
          <table:table-cell table:style-name="ce4" office:value-type="string">
            <text:p>Raga Dumyaraga, Madhuvanti, Ambika (India)</text:p>
          </table:table-cell>
          <table:table-cell table:number-columns-repeated="1020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011011001</text:p>
          </table:table-cell>
          <table:table-cell table:style-name="ce4" office:value-type="string">
            <text:p>Harmonic Major 1, Ethiopian, Nat Bhairava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101100110</text:p>
          </table:table-cell>
          <table:table-cell table:style-name="ce4" office:value-type="string">
            <text:p>Dorian b5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100110100</text:p>
          </table:table-cell>
          <table:table-cell table:style-name="ce4" office:value-type="string">
            <text:p>Raga Vijayanagari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1001011001</text:p>
          </table:table-cell>
          <table:table-cell table:style-name="ce4" office:value-type="string">
            <text:p>Raga Bhinna Pancama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110110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001011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010100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01001111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101010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100101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010100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001111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1100101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1100101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01100100000</text:p>
          </table:table-cell>
          <table:table-cell table:style-name="ce4" office:value-type="string">
            <text:p>Harmonic Minor Tetrachord #2 #4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10010000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1100100000</text:p>
          </table:table-cell>
          <table:table-cell table:style-name="ce4" office:value-type="string">
            <text:p>Blues Pentacluster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0010000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10110000000</text:p>
          </table:table-cell>
          <table:table-cell table:style-name="ce4" office:value-type="string">
            <text:p>Alternating TetraMirror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1000001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100101001</text:p>
          </table:table-cell>
          <table:table-cell table:style-name="ce4" office:value-type="string">
            <text:p>Takemitsu Tree Line Mode1(3 #s from C)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110010100</text:p>
          </table:table-cell>
          <table:table-cell table:style-name="ce4" office:value-type="string">
            <text:p>Blues Dorian Hexatonic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1100100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0010000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0110010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001101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1100100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010000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010100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010001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101010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1110001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1000100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1100010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1000100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010001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00000001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1110000000</text:p>
          </table:table-cell>
          <table:table-cell table:style-name="ce4" office:value-type="string">
            <text:p>Chromatic PentaMirror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1000001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000001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111101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1010100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1110100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1000001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1010000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000001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110001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000100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1000100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010011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111000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0111000000</text:p>
          </table:table-cell>
          <table:table-cell table:style-name="ce4" office:value-type="string">
            <text:p>Spanish Pentacluster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1110000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1111000000</text:p>
          </table:table-cell>
          <table:table-cell table:style-name="ce4" office:value-type="string">
            <text:p>Chromatic HexaMirror all b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01111101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010100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010011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001101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1010000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000011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010000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000011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101000011</text:p>
          </table:table-cell>
          <table:table-cell table:style-name="ce4" office:value-type="string">
            <text:p>Theoretical - No Known Name 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100101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01111100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01101111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001011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0111110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100101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0111100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100111100</text:p>
          </table:table-cell>
          <table:table-cell table:style-name="ce4" office:value-type="string">
            <text:p>Mela Syamalangi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111100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101100001</text:p>
          </table:table-cell>
          <table:table-cell table:style-name="ce4" office:value-type="string">
            <text:p>Blues #V (as 7/346/8 in 12edo)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111100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100101100</text:p>
          </table:table-cell>
          <table:table-cell table:style-name="ce4" office:value-type="string">
            <text:p>Raga Neelangi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101100101</text:p>
          </table:table-cell>
          <table:table-cell table:style-name="ce4" office:value-type="string">
            <text:p>Messiaen Mode 2</text:p>
          </table:table-cell>
          <table:table-cell table:style-name="ce4" office:value-type="string">
            <text:p>truncated mode 2</text:p>
          </table:table-cell>
          <table:table-cell table:number-columns-repeated="1020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1100100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101100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100101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1100100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111100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100111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1001001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000110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111100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111110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101100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110110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111100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100101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110010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110110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100100101</text:p>
          </table:table-cell>
          <table:table-cell table:style-name="ce4" office:value-type="string">
            <text:p>Raga Ranjani, Rangini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110010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100100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111100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0101111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110101100</text:p>
          </table:table-cell>
          <table:table-cell table:style-name="ce4" office:value-type="string">
            <text:p>Theoretical - No Known Name 4#’s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010110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00111110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01100111110</text:p>
          </table:table-cell>
          <table:table-cell table:style-name="ce4" office:value-type="string">
            <text:p>Raga Cintamani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101011001</text:p>
          </table:table-cell>
          <table:table-cell table:style-name="ce4" office:value-type="string">
            <text:p>Harmonic Neapolitan Minor 4b’s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110001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0111110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0011001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100011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1000110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101110001</text:p>
          </table:table-cell>
          <table:table-cell table:style-name="ce4" office:value-type="string">
            <text:p>Blues Minor Maj7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011001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1000010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101110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001001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1110000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1000010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111110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001001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1100001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010110010</text:p>
          </table:table-cell>
          <table:table-cell table:style-name="ce4" office:value-type="string">
            <text:p>Chromatic Mixolydian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0101110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011001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1010010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101110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001001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100101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110100100</text:p>
          </table:table-cell>
          <table:table-cell table:style-name="ce4" office:value-type="string">
            <text:p>Theoretical - No Known Name 3#’s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010010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0111110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001001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0100111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101001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110001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000110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01111110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00011011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100011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0111111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101110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0011011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110111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1000010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001011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110000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000010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111110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0001011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100001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0101101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010110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01101110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01011011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0111010110</text:p>
          </table:table-cell>
          <table:table-cell table:style-name="ce4" office:value-type="string">
            <text:p>JG Octatonic <text:s/>all 3b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0110111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010010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101110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001011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1110100101</text:p>
          </table:table-cell>
          <table:table-cell table:style-name="ce4" office:value-type="string">
            <text:p>Theoretical - No Known Name 3#’s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010010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01111110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01001011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00101111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101001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0111101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1011101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01110110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01111011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1101110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0111011011</text:p>
          </table:table-cell>
          <table:table-cell table:style-name="ce4" office:value-type="string">
            <text:p>Moorish Phrygian 6 b’s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0111001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0011101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01110011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011101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0001101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010110001</text:p>
          </table:table-cell>
          <table:table-cell table:style-name="ce4" office:value-type="string">
            <text:p>Raga Malashri (India) &amp; Chinese 3b’s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0100110000</text:p>
          </table:table-cell>
          <table:table-cell table:style-name="ce4" office:value-type="string">
            <text:p>Javanese Pentachord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011101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100110001</text:p>
          </table:table-cell>
          <table:table-cell table:style-name="ce4" office:value-type="string">
            <text:p>Raga Multani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011001001</text:p>
          </table:table-cell>
          <table:table-cell table:style-name="ce4" office:value-type="string">
            <text:p>Romanian Bacovia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0010011000</text:p>
          </table:table-cell>
          <table:table-cell table:style-name="ce4" office:value-type="string">
            <text:p>Raga Reva, Revagupti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011101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111000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110001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110001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110001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00100001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100001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110111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110001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0110000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1100001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100110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110000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001101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100001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000110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011101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0110011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011001100</text:p>
          </table:table-cell>
          <table:table-cell table:style-name="ce4" office:value-type="string">
            <text:p>Messiaen Truncated Mode 3 <text:s/>all #</text:p>
          </table:table-cell>
          <table:table-cell table:style-name="ce4" office:value-type="string">
            <text:p>as 13/23478111213/6 in 12edo</text:p>
          </table:table-cell>
          <table:table-cell table:number-columns-repeated="1020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110011001</text:p>
          </table:table-cell>
          <table:table-cell table:style-name="ce4" office:value-type="string">
            <text:p>Augmented, <text:s/>Messiaen Truncated Mode 3 2457Inverse</text:p>
          </table:table-cell>
          <table:table-cell table:style-name="ce4" office:value-type="string">
            <text:p>genus tertium Raga Devamani</text:p>
          </table:table-cell>
          <table:table-cell table:number-columns-repeated="1020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100011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011101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100011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0110111001</text:p>
          </table:table-cell>
          <table:table-cell table:style-name="ce4" office:value-type="string">
            <text:p>Mela Dhatuvardhani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111001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110011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011011100</text:p>
          </table:table-cell>
          <table:table-cell table:style-name="ce4" office:value-type="string">
            <text:p>Gypsy Hexatonic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110110001</text:p>
          </table:table-cell>
          <table:table-cell table:style-name="ce4" office:value-type="string">
            <text:p>Raga Rasamanjari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110001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100011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011011000</text:p>
          </table:table-cell>
          <table:table-cell table:style-name="ce4" office:value-type="string">
            <text:p>Raga Malahari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110001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0011101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100011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101100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0100111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011101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01110100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101110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01001111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0111010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100111100</text:p>
          </table:table-cell>
          <table:table-cell table:style-name="ce4" office:value-type="string">
            <text:p>Mela Gavambohdi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001101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001111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1001101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01001001000</text:p>
          </table:table-cell>
          <table:table-cell table:style-name="ce4" office:value-type="string">
            <text:p>Raga Haripriya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00100100010</text:p>
          </table:table-cell>
          <table:table-cell table:style-name="ce4" office:value-type="string">
            <text:p>Messiaen Truncated F# Bb Eb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0100010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1001101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1001001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100100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1001001001</text:p>
          </table:table-cell>
          <table:table-cell table:style-name="ce4" office:value-type="string">
            <text:p>Raga Priyadharshini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100100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0100100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100110100</text:p>
          </table:table-cell>
          <table:table-cell table:style-name="ce4" office:value-type="string">
            <text:p>Messiaen Truncated Mode 2 (#1,#2,#4)</text:p>
          </table:table-cell>
          <table:table-cell table:style-name="ce4" office:value-type="string">
            <text:p>as 11/24581011/6 in 12edo</text:p>
          </table:table-cell>
          <table:table-cell table:number-columns-repeated="1020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001101001</text:p>
          </table:table-cell>
          <table:table-cell table:style-name="ce4" office:value-type="string">
            <text:p>Messiaen Mode 2 </text:p>
          </table:table-cell>
          <table:table-cell table:style-name="ce4" office:value-type="string">
            <text:p>truncated mode 2</text:p>
          </table:table-cell>
          <table:table-cell table:number-columns-repeated="1020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001101001</text:p>
          </table:table-cell>
          <table:table-cell table:style-name="ce4" office:value-type="string">
            <text:p>Messiaen Mode 2 </text:p>
          </table:table-cell>
          <table:table-cell table:style-name="ce4" office:value-type="string">
            <text:p>truncated mode 2</text:p>
          </table:table-cell>
          <table:table-cell table:number-columns-repeated="1020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011101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110100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111010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1011001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1011000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100010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011101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011001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011000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101100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011001001</text:p>
          </table:table-cell>
          <table:table-cell table:style-name="ce4" office:value-type="string">
            <text:p>Raga Sarasanana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010011010</text:p>
          </table:table-cell>
          <table:table-cell table:style-name="ce4" office:value-type="string">
            <text:p>Raga Kalagada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101100100</text:p>
          </table:table-cell>
          <table:table-cell table:style-name="ce4" office:value-type="string">
            <text:p>Double-Phrygian Hexatonic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100110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011101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0101110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001101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0111100110</text:p>
          </table:table-cell>
          <table:table-cell table:style-name="ce4" office:value-type="string">
            <text:p>Maqam Shadd'araban (6b’s)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001101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00110110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01111001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001101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1001001100</text:p>
          </table:table-cell>
          <table:table-cell table:style-name="ce4" office:value-type="string">
            <text:p>Raga Suddha Mukhari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110010100</text:p>
          </table:table-cell>
          <table:table-cell table:style-name="ce4" office:value-type="string">
            <text:p>Raga Mohanangi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100110010</text:p>
          </table:table-cell>
          <table:table-cell table:style-name="ce4" office:value-type="string">
            <text:p>Raga Samudhra Priya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110010100</text:p>
          </table:table-cell>
          <table:table-cell table:style-name="ce4" office:value-type="string">
            <text:p>Blues Dorian Hexatonic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001101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101001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0110111100</text:p>
          </table:table-cell>
          <table:table-cell table:style-name="ce4" office:value-type="string">
            <text:p>Mela Sucaritra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111100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001001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111001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101000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110100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101001001</text:p>
          </table:table-cell>
          <table:table-cell table:style-name="ce4" office:value-type="string">
            <text:p>Raga Ghantana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100100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110100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011101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01110110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0111011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011001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011001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101011001</text:p>
          </table:table-cell>
          <table:table-cell table:style-name="ce4" office:value-type="string">
            <text:p>Raga Takka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011001010</text:p>
          </table:table-cell>
          <table:table-cell table:style-name="ce4" office:value-type="string">
            <text:p>Phrygian no fifth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011101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110110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0101011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00110111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0111101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011001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01100110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01111011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101100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0110011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0110110101</text:p>
          </table:table-cell>
          <table:table-cell table:style-name="ce4" office:value-type="string">
            <text:p>Lydian #2 Raga Kuksumakaram 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011001101</text:p>
          </table:table-cell>
          <table:table-cell table:style-name="ce4" office:value-type="string">
            <text:p>Harmonic Major 2, Ionian #5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100110110</text:p>
          </table:table-cell>
          <table:table-cell table:style-name="ce4" office:value-type="string">
            <text:p>Romanian, Gnossiennes</text:p>
          </table:table-cell>
          <table:table-cell table:style-name="ce4" office:value-type="string">
            <text:p>Ukrainian minor Raja, Dorian with a sharp fourth</text:p>
          </table:table-cell>
          <table:table-cell table:number-columns-repeated="1020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011011010</text:p>
          </table:table-cell>
          <table:table-cell table:style-name="ce4" office:value-type="string">
            <text:p>Phrygian Dominant, Dorico Flamenco, Avaha Raba, Spanish Folk, Jewish Major</text:p>
          </table:table-cell>
          <table:table-cell table:style-name="ce4" office:value-type="string">
            <text:p>(India) Alhijaz (Arabia) Ahavh Rabbah (Israel) Hitzaz (Greece) Spanish Gypsy</text:p>
          </table:table-cell>
          <table:table-cell table:number-columns-repeated="1020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101100110</text:p>
          </table:table-cell>
          <table:table-cell table:style-name="ce4" office:value-type="string">
            <text:p>Locrian Natural Maj 6, Pseudo Turkish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0110110101</text:p>
          </table:table-cell>
          <table:table-cell table:style-name="ce4" office:value-type="string">
            <text:p>Shostakovich name in Cyrillic monogram</text:p>
          </table:table-cell>
          <table:table-cell table:style-name="ce4" office:value-type="string">
            <text:p>Shostakovich</text:p>
          </table:table-cell>
          <table:table-cell table:number-columns-repeated="1020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0110101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01011101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01110110110</text:p>
          </table:table-cell>
          <table:table-cell table:style-name="ce4" office:value-type="string">
            <text:p>Lydian Dim b7</text:p>
          </table:table-cell>
          <table:table-cell table:style-name="ce4" office:value-type="string">
            <text:p>Chord Cm693sus4#</text:p>
          </table:table-cell>
          <table:table-cell table:number-columns-repeated="1020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0101110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0111001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0011111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1011100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01110011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1101110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011100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001111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011100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000111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1100110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001011001</text:p>
          </table:table-cell>
          <table:table-cell table:style-name="ce4" office:value-type="string">
            <text:p>Raga Devaranjani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0000101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1100110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001111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011111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001100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001100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011111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110011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100110001</text:p>
          </table:table-cell>
          <table:table-cell table:style-name="ce4" office:value-type="string">
            <text:p>Raga Amarasenapriya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110011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001101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100110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0111000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0001111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011100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01110001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101110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110011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001111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001100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0110001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1001100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110001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100101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1110010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1001000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100001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111000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011100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110001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101100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110110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110000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100001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000101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110000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0001111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100001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000111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110011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0011111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001100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00110011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001100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0110011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011011100</text:p>
          </table:table-cell>
          <table:table-cell table:style-name="ce4" office:value-type="string">
            <text:p>Raga Saravati (#5)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100011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1110010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0011111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1001000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0100011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0111001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011100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01110011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0011011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110001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011000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100011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001101110</text:p>
          </table:table-cell>
          <table:table-cell table:style-name="ce4" office:value-type="string">
            <text:p>Gipsy Hexatonic, Raga Kalakanti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0110001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00011111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011000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01100011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101100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1100111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1011111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0011110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01111100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0111110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4">
          <table:table-cell table:style-name="ce3" office:value-type="float" office:value="8">
            <text:p>8</text:p>
          </table:table-cell>
          <table:table-cell table:style-name="ce4" office:value-type="string">
            <text:p>111100111100</text:p>
          </table:table-cell>
          <table:table-cell table:style-name="ce4" office:value-type="string">
            <text:p>Messiaen Mode 4 (all sharp)</text:p>
            <text:p><text:s/>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001111001</text:p>
          </table:table-cell>
          <table:table-cell table:style-name="ce4" office:value-type="string">
            <text:p>Messiaen Mode 4?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0011110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00111100111</text:p>
          </table:table-cell>
          <table:table-cell table:style-name="ce4" office:value-type="string">
            <text:p>Messiaen Mode 4 Inverse</text:p>
          </table:table-cell>
          <table:table-cell table:number-columns-repeated="1021"/>
        </table:table-row>
        <table:table-row table:style-name="ro4">
          <table:table-cell table:style-name="ce3" office:value-type="float" office:value="8">
            <text:p>8</text:p>
          </table:table-cell>
          <table:table-cell table:style-name="ce4" office:value-type="string">
            <text:p>111100111100</text:p>
          </table:table-cell>
          <table:table-cell table:style-name="ce4" office:value-type="string">
            <text:p>Messiaen Mode 4 (all flats Eb-Gb)</text:p>
            <text:p><text:s/>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001111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0111100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111100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100111100</text:p>
          </table:table-cell>
          <table:table-cell table:style-name="ce4" office:value-type="string">
            <text:p>Mela Syamalangi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001011001</text:p>
          </table:table-cell>
          <table:table-cell table:style-name="ce4" office:value-type="string">
            <text:p>Mela Ganamurti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011110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0101100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100110100</text:p>
          </table:table-cell>
          <table:table-cell table:style-name="ce4" office:value-type="string">
            <text:p>Raga Vijayanagari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011010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101100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0111100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011111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0001110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01111100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0111110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011011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001110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110110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011011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011111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111100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011011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0011110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0110011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101101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0110110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101000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110011010</text:p>
          </table:table-cell>
          <table:table-cell table:style-name="ce4" office:value-type="string">
            <text:p>Indian, Phrygian dim 4th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100110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01111100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0101111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0111100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1001111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00111110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01111001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1101111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110011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001111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001110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00111110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110011100</text:p>
          </table:table-cell>
          <table:table-cell table:style-name="ce4" office:value-type="string">
            <text:p>Chromatic Hypodorian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001011100</text:p>
          </table:table-cell>
          <table:table-cell table:style-name="ce4" office:value-type="string">
            <text:p>Chromatic Dorian</text:p>
          </table:table-cell>
          <table:table-cell table:style-name="ce4" office:value-type="string">
            <text:p>Raga Kanakambari (India)</text:p>
          </table:table-cell>
          <table:table-cell table:number-columns-repeated="1020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001110010</text:p>
          </table:table-cell>
          <table:table-cell table:style-name="ce4" office:value-type="string">
            <text:p>Chromatic Mixolydian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110010100</text:p>
          </table:table-cell>
          <table:table-cell table:style-name="ce4" office:value-type="string">
            <text:p>Major Blues (as 7/23/4 in 12edo)</text:p>
          </table:table-cell>
          <table:table-cell table:style-name="ce4" office:value-type="string">
            <text:p>Blues Dorian Hexatonic</text:p>
          </table:table-cell>
          <table:table-cell table:number-columns-repeated="1020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101110010</text:p>
          </table:table-cell>
          <table:table-cell table:style-name="ce4" office:value-type="string">
            <text:p>Blues Minor ( same as 7/23/7 in 12edo)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110010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001010011</text:p>
          </table:table-cell>
          <table:table-cell table:style-name="ce4" office:value-type="string">
            <text:p>Mela Tanarupi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0111110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0101001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01100111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0111100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001011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00101110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01111001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110100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0101110110</text:p>
          </table:table-cell>
          <table:table-cell table:style-name="ce4" office:value-type="string">
            <text:p>Blues Heptatonic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101001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0110100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00111110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01101001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101101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1110011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1011111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1001110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01111110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0111111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011011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1001110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01101110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0110111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011011100</text:p>
          </table:table-cell>
          <table:table-cell table:style-name="ce4" office:value-type="string">
            <text:p>Major Bebop Heptatonic Mela Mararanjani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101110010</text:p>
          </table:table-cell>
          <table:table-cell table:style-name="ce4" office:value-type="string">
            <text:p>Blues Modified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0101011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110010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01011111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01111110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00101011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0111101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1011011101</text:p>
          </table:table-cell>
          <table:table-cell table:style-name="ce4" office:value-type="string">
            <text:p>Chromatic Permuted Diatonic Dorian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1011110110</text:p>
          </table:table-cell>
          <table:table-cell table:style-name="ce4" office:value-type="string">
            <text:p>Youlan (China) 2# 4# 7b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01101110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01111011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1101101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0110111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0110101101</text:p>
          </table:table-cell>
          <table:table-cell table:style-name="ce4" office:value-type="string">
            <text:p>Magen Abot (Israel) all flat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011010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01101011011</text:p>
          </table:table-cell>
          <table:table-cell table:style-name="ce4" office:value-type="string">
            <text:p>Utility minor 14/38911121314/5 in 12edo)</text:p>
          </table:table-cell>
          <table:table-cell table:style-name="ce4" office:value-type="string">
            <text:p>Raga Suha (India) Gregorian Scale 4</text:p>
          </table:table-cell>
          <table:table-cell table:number-columns-repeated="1020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0101101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0110101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01011111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011010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01101011111</text:p>
          </table:table-cell>
          <table:table-cell table:style-name="ce4" office:value-type="string">
            <text:p>Full Minor all flats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0101111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1101101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111110111111</text:p>
          </table:table-cell>
          <table:table-cell table:style-name="ce4" office:value-type="string">
            <text:p>All except F - 4</text:p>
          </table:table-cell>
          <table:table-cell table:number-columns-repeated="1021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110111111111</text:p>
          </table:table-cell>
          <table:table-cell table:style-name="ce4" office:value-type="string">
            <text:p>All except D -2</text:p>
          </table:table-cell>
          <table:table-cell table:number-columns-repeated="1021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110111111111</text:p>
          </table:table-cell>
          <table:table-cell table:style-name="ce4" office:value-type="string">
            <text:p>All 12 notes except D -2 - 8 flats only naturals are C &amp; F</text:p>
          </table:table-cell>
          <table:table-cell table:number-columns-repeated="1021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111111111101</text:p>
          </table:table-cell>
          <table:table-cell table:style-name="ce4" office:value-type="string">
            <text:p>All except Bb - 7b all sharp</text:p>
          </table:table-cell>
          <table:table-cell table:number-columns-repeated="1021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111011111111</text:p>
          </table:table-cell>
          <table:table-cell table:style-name="ce4" office:value-type="string">
            <text:p>All except Eb - 3b</text:p>
          </table:table-cell>
          <table:table-cell table:number-columns-repeated="1021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111111110111</text:p>
          </table:table-cell>
          <table:table-cell table:style-name="ce4" office:value-type="string">
            <text:p>All except G# - 5#</text:p>
          </table:table-cell>
          <table:table-cell table:number-columns-repeated="1021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101111111111</text:p>
          </table:table-cell>
          <table:table-cell table:style-name="ce4" office:value-type="string">
            <text:p>All except C# - 1#</text:p>
          </table:table-cell>
          <table:table-cell table:number-columns-repeated="1021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111111011111</text:p>
          </table:table-cell>
          <table:table-cell table:style-name="ce4" office:value-type="string">
            <text:p>All except F# - 4#</text:p>
          </table:table-cell>
          <table:table-cell table:number-columns-repeated="1021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111111111110</text:p>
          </table:table-cell>
          <table:table-cell table:style-name="ce4" office:value-type="string">
            <text:p>All except B - 7 all flat</text:p>
          </table:table-cell>
          <table:table-cell table:number-columns-repeated="1021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111101111111</text:p>
          </table:table-cell>
          <table:table-cell table:style-name="ce4" office:value-type="string">
            <text:p>All except E - 3</text:p>
          </table:table-cell>
          <table:table-cell table:number-columns-repeated="1021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111111111011</text:p>
          </table:table-cell>
          <table:table-cell table:style-name="ce4" office:value-type="string">
            <text:p>All except A - 6th <text:s/>all flat</text:p>
          </table:table-cell>
          <table:table-cell table:number-columns-repeated="1021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111010111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111111110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111101011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110101111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111110101111</text:p>
          </table:table-cell>
          <table:table-cell table:style-name="ce4" office:value-type="string">
            <text:p>Theoretical - No Known Name 5#’s</text:p>
          </table:table-cell>
          <table:table-cell table:number-columns-repeated="1021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101011111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101111111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1010101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01010111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01011111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101010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01111111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1011010111</text:p>
          </table:table-cell>
          <table:table-cell table:style-name="ce4" office:value-type="string">
            <text:p>Chromatic Bebop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0010101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001010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010101011</text:p>
          </table:table-cell>
          <table:table-cell table:style-name="ce4" office:value-type="string">
            <text:p>Enigmatic Ascending (#1,#4,#5,#6)</text:p>
          </table:table-cell>
          <table:table-cell table:style-name="ce4" office:value-type="string">
            <text:p>as 15/23457891315/6 in 12edo</text:p>
          </table:table-cell>
          <table:table-cell table:number-columns-repeated="1020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100101011</text:p>
          </table:table-cell>
          <table:table-cell table:style-name="ce4" office:value-type="string">
            <text:p>Enigmatic Minor (all #’s)</text:p>
          </table:table-cell>
          <table:table-cell table:number-columns-repeated="1021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100100000010</text:p>
          </table:table-cell>
          <table:table-cell table:style-name="ce4" office:value-type="string">
            <text:p>Ute Tritone? (North America)</text:p>
          </table:table-cell>
          <table:table-cell table:number-columns-repeated="1021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100000000010</text:p>
          </table:table-cell>
          <table:table-cell table:style-name="ce4" office:value-type="string">
            <text:p>Sharp Sixth Interval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100101010</text:p>
          </table:table-cell>
          <table:table-cell table:style-name="ce4" office:value-type="string">
            <text:p>Raga Harikauns (India) (Sharps)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00100100010</text:p>
          </table:table-cell>
          <table:table-cell table:style-name="ce4" office:value-type="string">
            <text:p>Messiaen Truncated D# F# A#</text:p>
          </table:table-cell>
          <table:table-cell table:number-columns-repeated="1021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100000100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00010110000</text:p>
          </table:table-cell>
          <table:table-cell table:style-name="ce4" office:value-type="string">
            <text:p>C Major add (b5) chord</text:p>
          </table:table-cell>
          <table:table-cell table:style-name="ce4" office:value-type="string">
            <text:p>C (b5) chord</text:p>
          </table:table-cell>
          <table:table-cell table:number-columns-repeated="1020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100000000011</text:p>
          </table:table-cell>
          <table:table-cell table:style-name="ce4" office:value-type="string">
            <text:p>Sharp Sixth and Seventh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10000000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100101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00000100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010101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010100110</text:p>
          </table:table-cell>
          <table:table-cell table:style-name="ce4" office:value-type="string">
            <text:p>Prometheus ( same as 8/248/3 in 12edo)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010101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010110110</text:p>
          </table:table-cell>
          <table:table-cell table:style-name="ce4" office:value-type="string">
            <text:p>Raga Vutari (all b’s)(India)?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010110010</text:p>
          </table:table-cell>
          <table:table-cell table:style-name="ce4" office:value-type="string">
            <text:p>C7(b5) chord</text:p>
          </table:table-cell>
          <table:table-cell table:style-name="ce4" office:value-type="string">
            <text:p>Chord C7 (b12)</text:p>
          </table:table-cell>
          <table:table-cell table:number-columns-repeated="1020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1001000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010001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011000101</text:p>
          </table:table-cell>
          <table:table-cell table:style-name="ce4" office:value-type="string">
            <text:p>Raga Vasanta, Chayavati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010001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0011000001</text:p>
          </table:table-cell>
          <table:table-cell table:style-name="ce4" office:value-type="string">
            <text:p>Raga Megharanji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010111001</text:p>
          </table:table-cell>
          <table:table-cell table:style-name="ce4" office:value-type="string">
            <text:p>Mela Latangi (India) (b6)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011010101</text:p>
          </table:table-cell>
          <table:table-cell table:style-name="ce4" office:value-type="string">
            <text:p>Bhairubahar Thaat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011100110</text:p>
          </table:table-cell>
          <table:table-cell table:style-name="ce4" office:value-type="string">
            <text:p>Mixolydian b5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010101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001010101</text:p>
          </table:table-cell>
          <table:table-cell table:style-name="ce4" office:value-type="string">
            <text:p>Raga Jivantika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011010001</text:p>
          </table:table-cell>
          <table:table-cell table:style-name="ce4" office:value-type="string">
            <text:p>Raga Gaula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010100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0001010001</text:p>
          </table:table-cell>
          <table:table-cell table:style-name="ce4" office:value-type="string">
            <text:p>Raga Gauri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0100101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100101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110110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100001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0000001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0100000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000101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1110100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110100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00110100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110110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0000100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100001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000001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1100000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11100000000</text:p>
          </table:table-cell>
          <table:table-cell table:style-name="ce4" office:value-type="string">
            <text:p>Chromatic TetraMirror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100000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1000000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0000000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000101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1100000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1100000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010101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010001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010001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110100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010101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110100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110100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110010100</text:p>
          </table:table-cell>
          <table:table-cell table:style-name="ce4" office:value-type="string">
            <text:p>Blues Dorian Hexatonic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110110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010001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001000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0011111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011000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010001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001000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011000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0011010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001010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0010101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01101100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010101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0101010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000101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100010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1000101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100101010</text:p>
          </table:table-cell>
          <table:table-cell table:style-name="ce4" office:value-type="string">
            <text:p>Takemitsu Tree Line Mode 2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1100100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1100100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1000000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100101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110010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000101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100100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000101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110010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100100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1100010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010101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110001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1010001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1110000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010101010</text:p>
          </table:table-cell>
          <table:table-cell table:style-name="ce4" office:value-type="string">
            <text:p>whole tone #’s in 12edo)</text:p>
          </table:table-cell>
          <table:table-cell table:style-name="ce4" office:value-type="string">
            <text:p>Raga Gopriya (India) Anhemitonic Hexatonic</text:p>
          </table:table-cell>
          <table:table-cell table:number-columns-repeated="1020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4" office:value-type="string">
            <text:p>101010101010</text:p>
          </table:table-cell>
          <table:table-cell table:style-name="ce4" office:value-type="string">
            <text:p>Whole-Tone, Anhemitonic Hexatonic (as whole tone in 12edo) Auxillary Augmented</text:p>
          </table:table-cell>
          <table:table-cell table:style-name="ce4" office:value-type="string">
            <text:p>Messiaen 1st Mode </text:p>
            <text:p>Raga Gopriya (India) Anhemitonic Hexatonic</text:p>
          </table:table-cell>
          <table:table-cell table:number-columns-repeated="1020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010101010</text:p>
          </table:table-cell>
          <table:table-cell table:style-name="ce4" office:value-type="string">
            <text:p>whole tone b’s in 12edo)</text:p>
          </table:table-cell>
          <table:table-cell table:style-name="ce4" office:value-type="string">
            <text:p>Raga Gopriya (India) Anhemitonic Hexatonic</text:p>
          </table:table-cell>
          <table:table-cell table:number-columns-repeated="1020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000001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110001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010001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010111010</text:p>
          </table:table-cell>
          <table:table-cell table:style-name="ce4" office:value-type="string">
            <text:p>Raga Jyoti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110000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000100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010101011</text:p>
          </table:table-cell>
          <table:table-cell table:style-name="ce4" office:value-type="string">
            <text:p>Leading Whole-Ton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010111010</text:p>
          </table:table-cell>
          <table:table-cell table:style-name="ce4" office:value-type="string">
            <text:p>Lydian Minor, Stravinski Raga Ratipriya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101010101</text:p>
          </table:table-cell>
          <table:table-cell table:style-name="ce4" office:value-type="string">
            <text:p>Neapolitan Major</text:p>
          </table:table-cell>
          <table:table-cell table:style-name="ce4" office:value-type="string">
            <text:p>Mela Kokilapriya (India) Raga Kokilaravam (India)</text:p>
          </table:table-cell>
          <table:table-cell table:number-columns-repeated="1020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011101010</text:p>
          </table:table-cell>
          <table:table-cell table:style-name="ce4" office:value-type="string">
            <text:p>Major Locrian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000111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101010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01111111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000101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100010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01111111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000101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011110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1000001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100101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000101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110101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100100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110101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010011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110101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101000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010011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00110111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110110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1110100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1101000000</text:p>
          </table:table-cell>
          <table:table-cell table:style-name="ce4" office:value-type="string">
            <text:p>Blues PentaCluster 2b’s 1#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01100101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0110010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110110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000101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110100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100100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110010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100100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100010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1110101110</text:p>
          </table:table-cell>
          <table:table-cell table:style-name="ce4" office:value-type="string">
            <text:p>Theoretical - No Known Name 5#’s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0101110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010101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110001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010001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0011101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0011101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011101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110000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001101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01110101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010101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110101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001101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0110101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110101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110100110</text:p>
          </table:table-cell>
          <table:table-cell table:style-name="ce4" office:value-type="string">
            <text:p>Theoretical - No Known Name 4#’s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1110001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010001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110111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0010011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110101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110000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01011111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1110111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01010101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01010111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01011111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110101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1110100111</text:p>
          </table:table-cell>
          <table:table-cell table:style-name="ce4" office:value-type="string">
            <text:p>Theoretical - No Known Name 4#’s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101010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110111111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111111101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0010111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1111100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0111011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01110111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011110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01110111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011110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000011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0100111011</text:p>
          </table:table-cell>
          <table:table-cell table:style-name="ce4" office:value-type="string">
            <text:p>Neveseri (Greece)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100011010</text:p>
          </table:table-cell>
          <table:table-cell table:style-name="ce4" office:value-type="string">
            <text:p>Raga Kashyapi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101001001</text:p>
          </table:table-cell>
          <table:table-cell table:style-name="ce4" office:value-type="string">
            <text:p>Raga Chandrakauns Kiravani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00000110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000110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111100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000011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0111000000</text:p>
          </table:table-cell>
          <table:table-cell table:style-name="ce4" office:value-type="string">
            <text:p>Spanish Pentacluster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111001000</text:p>
          </table:table-cell>
          <table:table-cell table:style-name="ce4" office:value-type="string">
            <text:p>Center-Cluster PentaMirror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0000010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000011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100110011</text:p>
          </table:table-cell>
          <table:table-cell table:style-name="ce4" office:value-type="string">
            <text:p>Raga Jivantini, Gaurikriya (India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111001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010011001</text:p>
          </table:table-cell>
          <table:table-cell table:style-name="ce4" office:value-type="string">
            <text:p>Raga Bauli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010100110</text:p>
          </table:table-cell>
          <table:table-cell table:style-name="ce4" office:value-type="string">
            <text:p>Prometheus Neapolitan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000111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0000011001</text:p>
          </table:table-cell>
          <table:table-cell table:style-name="ce4" office:value-type="string">
            <text:p>Raga Deshgaur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0011100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100110011</text:p>
          </table:table-cell>
          <table:table-cell table:style-name="ce4" office:value-type="string">
            <text:p>Mela Divamani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1000011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01110101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110101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101001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0101000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00010010010</text:p>
          </table:table-cell>
          <table:table-cell table:style-name="ce4" office:value-type="string">
            <text:p>Major #6 Chord e.g. C7 Raga Mahathi ?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0110111010</text:p>
          </table:table-cell>
          <table:table-cell table:style-name="ce4" office:value-type="string">
            <text:p>Mela Jhotisvarupini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111010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101001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110101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101000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110110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100101001</text:p>
          </table:table-cell>
          <table:table-cell table:style-name="ce4" office:value-type="string">
            <text:p>Takemitsu Tree Line Mode1(2b’sF# from C)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000110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101000101</text:p>
          </table:table-cell>
          <table:table-cell table:style-name="ce4" office:value-type="string">
            <text:p>Raga Chandrakauns Modern (India)</text:p>
          </table:table-cell>
          <table:table-cell table:style-name="ce4" office:value-type="string">
            <text:p>Marga Hindola</text:p>
          </table:table-cell>
          <table:table-cell table:number-columns-repeated="1020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101100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010110010</text:p>
          </table:table-cell>
          <table:table-cell table:style-name="ce4" office:value-type="string">
            <text:p>Raga Indupriya (India)</text:p>
          </table:table-cell>
          <table:table-cell table:style-name="ce4" office:value-type="string">
            <text:p>Petrushka Chord (C + F#)</text:p>
          </table:table-cell>
          <table:table-cell table:number-columns-repeated="1020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111000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001001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111001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011001001</text:p>
          </table:table-cell>
          <table:table-cell table:style-name="ce4" office:value-type="string">
            <text:p>Raga Sohini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010010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1001001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00110111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0111011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01110111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0011011101</text:p>
          </table:table-cell>
          <table:table-cell table:style-name="ce4" office:value-type="string">
            <text:p>Raga Saurashtra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0010111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110111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001011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0110110011</text:p>
          </table:table-cell>
          <table:table-cell table:style-name="ce4" office:value-type="string">
            <text:p>Mela Rasikapriya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111001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100111001</text:p>
          </table:table-cell>
          <table:table-cell table:style-name="ce4" office:value-type="string">
            <text:p>Hungarian Minor</text:p>
          </table:table-cell>
          <table:table-cell table:style-name="ce4" office:value-type="string">
            <text:p>Maqam Nawa Athar (Arabia), Double Harmonic Minor, Niavent (Greece)</text:p>
          </table:table-cell>
          <table:table-cell table:number-columns-repeated="1020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011011001</text:p>
          </table:table-cell>
          <table:table-cell table:style-name="ce4" office:value-type="string">
            <text:p>Hungarian Folk or Byzantine Major Gypsy</text:p>
          </table:table-cell>
          <table:table-cell table:style-name="ce4" office:value-type="string">
            <text:p>Bhairav Thaat (India) Mela Mayamalavagaula (India) Raga Paraj (India) Hitzazkiar (Greece)</text:p>
          </table:table-cell>
          <table:table-cell table:number-columns-repeated="1020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010110011</text:p>
          </table:table-cell>
          <table:table-cell table:style-name="ce4" office:value-type="string">
            <text:p>Raga Vijayavasanta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001011001</text:p>
          </table:table-cell>
          <table:table-cell table:style-name="ce4" office:value-type="string">
            <text:p>Raga Padi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010110011</text:p>
          </table:table-cell>
          <table:table-cell table:style-name="ce4" office:value-type="string">
            <text:p>Mela Visvambhari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001011001</text:p>
          </table:table-cell>
          <table:table-cell table:style-name="ce4" office:value-type="string">
            <text:p>Mela Ganamurti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0100111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1111101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101001111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111100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000011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0100111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01001111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1101000000</text:p>
          </table:table-cell>
          <table:table-cell table:style-name="ce4" office:value-type="string">
            <text:p>Blues PentaCluster 2b’s 1#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100010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0000010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000111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1101000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100110110</text:p>
          </table:table-cell>
          <table:table-cell table:style-name="ce4" office:value-type="string">
            <text:p>Raga Madhakauns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0110100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100110110</text:p>
          </table:table-cell>
          <table:table-cell table:style-name="ce4" office:value-type="string">
            <text:p>Todi bVII Mela Sadvidhamargini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001101101</text:p>
          </table:table-cell>
          <table:table-cell table:style-name="ce4" office:value-type="string">
            <text:p>Nohkan (Japan)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111101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0111010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111100000</text:p>
          </table:table-cell>
          <table:table-cell table:style-name="ce4" office:value-type="string">
            <text:p>Chromatic HeptaMirror #’s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111001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011001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000011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1111000000</text:p>
          </table:table-cell>
          <table:table-cell table:style-name="ce4" office:value-type="string">
            <text:p>Chromatic HexaMirror all #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1100000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000010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111001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011001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0000111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111000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100000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000011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0100110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010011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000110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1100000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000011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0100110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01001101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000011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0111110110</text:p>
          </table:table-cell>
          <table:table-cell table:style-name="ce4" office:value-type="string">
            <text:p>untitled Nonatonic 2 <text:s/>- 6b’s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0010111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1011110110</text:p>
          </table:table-cell>
          <table:table-cell table:style-name="ce4" office:value-type="string">
            <text:p>Youlan -China All Flat - 2b 4b 5b 7b 7b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00111101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010011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0111101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0111101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010011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111101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101101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101101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0101101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0111110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0010111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101000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010001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110110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010110110</text:p>
          </table:table-cell>
          <table:table-cell table:style-name="ce4" office:value-type="string">
            <text:p>Raga Vutari (all #’s) (India)?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0110110110</text:p>
          </table:table-cell>
          <table:table-cell table:style-name="ce4" office:value-type="string">
            <text:p>Blues Diminished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01101101101</text:p>
          </table:table-cell>
          <table:table-cell table:style-name="ce4" office:value-type="string">
            <text:p>Messiaen 2nd mode From Groves start B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101001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01110111011</text:p>
          </table:table-cell>
          <table:table-cell table:style-name="ce4" office:value-type="string">
            <text:p>Messiaen Mode 3 Inverse (all #)</text:p>
          </table:table-cell>
          <table:table-cell table:style-name="ce4" office:value-type="string">
            <text:p>one of 6 variations in 12edo</text:p>
          </table:table-cell>
          <table:table-cell table:number-columns-repeated="1020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1111101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00111111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0010011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111100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00111111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001001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111001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00111111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111000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0111111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001001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01111101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010010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00110111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0111111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1111001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00010111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111000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0001011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0110111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01101111001</text:p>
          </table:table-cell>
          <table:table-cell table:style-name="ce4" office:value-type="string">
            <text:p>Algerian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0011011011</text:p>
          </table:table-cell>
          <table:table-cell table:style-name="ce4" office:value-type="string">
            <text:p>* Maqam Hijaz All flat Bb-Ab-Db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0010110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101111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0110111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01111101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01101111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01101111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110111011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111011101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101110111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111101110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1010111011</text:p>
          </table:table-cell>
          <table:table-cell table:style-name="ce4" office:value-type="string">
            <text:p>Symmetrical Nonatonic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01011101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01110111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1101011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0011101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000111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00011101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100011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000111010</text:p>
          </table:table-cell>
          <table:table-cell table:style-name="ce4" office:value-type="string">
            <text:p>Mela Jalarnava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100111010</text:p>
          </table:table-cell>
          <table:table-cell table:style-name="ce4" office:value-type="string">
            <text:p>Hungarian Gypsy (all#)</text:p>
          </table:table-cell>
          <table:table-cell table:style-name="ce4" office:value-type="string">
            <text:p>Mela Sanmukhapriya (India)</text:p>
          </table:table-cell>
          <table:table-cell table:number-columns-repeated="1020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000111010</text:p>
          </table:table-cell>
          <table:table-cell table:style-name="ce4" office:value-type="string">
            <text:p>Raga Jaganmohanam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100110010</text:p>
          </table:table-cell>
          <table:table-cell table:style-name="ce4" office:value-type="string">
            <text:p>Raga Simharava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010111000</text:p>
          </table:table-cell>
          <table:table-cell table:style-name="ce4" office:value-type="string">
            <text:p>Raga Dhavalangam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0011101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100001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000110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111011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1100001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0110011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000111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100011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100110011</text:p>
          </table:table-cell>
          <table:table-cell table:style-name="ce4" office:value-type="string">
            <text:p>Mela Nitimati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0111011001</text:p>
          </table:table-cell>
          <table:table-cell table:style-name="ce4" office:value-type="string">
            <text:p>Mela Gangeyabhusani (India)</text:p>
          </table:table-cell>
          <table:table-cell table:style-name="ce4" office:value-type="string">
            <text:p>(Sengiach Greece)</text:p>
          </table:table-cell>
          <table:table-cell table:number-columns-repeated="1020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110011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000110011</text:p>
          </table:table-cell>
          <table:table-cell table:style-name="ce4" office:value-type="string">
            <text:p>Raga Malarani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000110011</text:p>
          </table:table-cell>
          <table:table-cell table:style-name="ce4" office:value-type="string">
            <text:p>Mela Raghupriya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100011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1011101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01110101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1101110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5">
          <table:table-cell table:style-name="ce3" office:value-type="float" office:value="8">
            <text:p>8</text:p>
          </table:table-cell>
          <table:table-cell table:style-name="ce4" office:value-type="string">
            <text:p>111010111010</text:p>
          </table:table-cell>
          <table:table-cell table:style-name="ce4" office:value-type="string">
            <text:p>Messiaen Mode 6</text:p>
            <text:p><text:s/>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01011101011</text:p>
          </table:table-cell>
          <table:table-cell table:style-name="ce4" office:value-type="string">
            <text:p>Messiaen 7 according to Brown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110011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001101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01011111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010011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001101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101010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1001001010</text:p>
          </table:table-cell>
          <table:table-cell table:style-name="ce4" office:value-type="string">
            <text:p>Chaio (same as 6/26/5 in 12edo)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110010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100100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0111010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011101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01110101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101100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010111010</text:p>
          </table:table-cell>
          <table:table-cell table:style-name="ce4" office:value-type="string">
            <text:p>Mela Namanararayani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1110011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1001101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010011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101001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0000111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001101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111011100</text:p>
          </table:table-cell>
          <table:table-cell table:style-name="ce4" office:value-type="string">
            <text:p>Mela Yagapriya <text:s/>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110010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101001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100100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0111011101</text:p>
          </table:table-cell>
          <table:table-cell table:style-name="ce4" office:value-type="string">
            <text:p>Genus Chromaticum (6b’s)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0111011101</text:p>
          </table:table-cell>
          <table:table-cell table:style-name="ce4" office:value-type="string">
            <text:p>Genus Chromaticum (3#’s)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1011101110</text:p>
          </table:table-cell>
          <table:table-cell table:style-name="ce4" office:value-type="string">
            <text:p>Messiaen Mode 1b3#’s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01110111011</text:p>
          </table:table-cell>
          <table:table-cell table:style-name="ce4" office:value-type="string">
            <text:p>Messiaen Mode 3 Inverse (3b &amp; 1#)</text:p>
          </table:table-cell>
          <table:table-cell table:style-name="ce4" office:value-type="string">
            <text:p>one of 6 variations in 12edo</text:p>
          </table:table-cell>
          <table:table-cell table:number-columns-repeated="1020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0011011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1011101110</text:p>
          </table:table-cell>
          <table:table-cell table:style-name="ce4" office:value-type="string">
            <text:p>Messiaen 3nd mode From Groves start F#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01010111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01011101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01110111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0101011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00111011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011001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01100111011</text:p>
          </table:table-cell>
          <table:table-cell table:number-columns-repeated="2" table:style-name="ce4" office:value-type="string">
            <text:p>Minor Gypsy</text:p>
          </table:table-cell>
          <table:table-cell table:number-columns-repeated="1020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010110011</text:p>
          </table:table-cell>
          <table:table-cell table:style-name="ce4" office:value-type="string">
            <text:p>Mela Citrambari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010101100</text:p>
          </table:table-cell>
          <table:table-cell table:style-name="ce4" office:value-type="string">
            <text:p>Theoretical - No Known Name (as 8/26/1 in 12edo)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0111010101</text:p>
          </table:table-cell>
          <table:table-cell table:style-name="ce4" office:value-type="string">
            <text:p>Houzam (Greece) <text:s text:c="2"/>Raga Saildesakshi, Trishuli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011001110</text:p>
          </table:table-cell>
          <table:table-cell table:style-name="ce4" office:value-type="string">
            <text:p>Mixolydian Augmented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100111010</text:p>
          </table:table-cell>
          <table:table-cell table:style-name="ce4" office:value-type="string">
            <text:p>Hungarian Gypsy, Damian Emmanuel 3b1#</text:p>
          </table:table-cell>
          <table:table-cell table:style-name="ce4" office:value-type="string">
            <text:p>Mela Sanmukhapriya (India)</text:p>
          </table:table-cell>
          <table:table-cell table:number-columns-repeated="1020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101011001</text:p>
          </table:table-cell>
          <table:table-cell table:style-name="ce4" office:value-type="string">
            <text:p>Neapolitan Minor</text:p>
          </table:table-cell>
          <table:table-cell table:style-name="ce4" office:value-type="string">
            <text:p>Raga Dhunibinnashadjam (India) Maqam Shahnaz Kurdi (Arabia)</text:p>
          </table:table-cell>
          <table:table-cell table:number-columns-repeated="1020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011101010</text:p>
          </table:table-cell>
          <table:table-cell table:style-name="ce4" office:value-type="string">
            <text:p>Theoretical - No Known Name 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1011001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1101100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010110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01011001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111100111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111111111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110011111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111111111100</text:p>
          </table:table-cell>
          <table:table-cell table:style-name="ce4" office:value-type="string">
            <text:p>Chromatic DecaMirror all except Bb B 7b 7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1000111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1111110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00011111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1100011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1100111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0011111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000111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00011111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1100010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000111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000101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101011001</text:p>
          </table:table-cell>
          <table:table-cell table:style-name="ce4" office:value-type="string">
            <text:p>Harmonic Neapolitan Minor 3#’s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0011111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0011111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000110110</text:p>
          </table:table-cell>
          <table:table-cell table:style-name="ce4" office:value-type="string">
            <text:p>Raga Sarasvati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100110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000110110</text:p>
          </table:table-cell>
          <table:table-cell table:style-name="ce4" office:value-type="string">
            <text:p>Mela <text:s/>Navanitam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001101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1111111000</text:p>
          </table:table-cell>
          <table:table-cell table:style-name="ce4" office:value-type="string">
            <text:p>Chromatic NonaMirror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0001111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111110000</text:p>
          </table:table-cell>
          <table:table-cell table:style-name="ce4" office:value-type="string">
            <text:p>Chromatic OctaMirror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100001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111011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0001111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110110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111010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110100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01111111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100001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1111011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0011111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0110011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1110110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01000111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111010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00011111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101000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0100011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110100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1100110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01111111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1101101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100011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111110111110</text:p>
          </table:table-cell>
          <table:table-cell table:style-name="ce4" office:value-type="string">
            <text:p>Messiaen Mode 7 </text:p>
          </table:table-cell>
          <table:table-cell table:style-name="ce4" office:value-type="string">
            <text:p>all <text:s/># as 11/28/3 in 12edo</text:p>
          </table:table-cell>
          <table:table-cell table:number-columns-repeated="1020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110111110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1010111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0101111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1110011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1001111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00111101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010011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00111101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001111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00111101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010011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0111101010</text:p>
          </table:table-cell>
          <table:table-cell table:style-name="ce4" office:value-type="string">
            <text:p>Spanish Heptatonic 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0101101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0101101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110010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00101101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000101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0111110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1011111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011011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1111110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1011011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01101101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01101101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0101101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111110011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111111111100</text:p>
          </table:table-cell>
          <table:table-cell table:style-name="ce4" office:value-type="string">
            <text:p>Chromatic DecaMirror all except A# &amp; B 6# 7</text:p>
          </table:table-cell>
          <table:table-cell table:number-columns-repeated="1021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111001111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100111111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1010011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00111111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1101001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1111011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1001111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00111111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1110111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01010011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111010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00111111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110101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1110010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1001011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101001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110111111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111111011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111011111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111110111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1111010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1101010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0101011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1110101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0110111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1011011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01101111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101010110</text:p>
          </table:table-cell>
          <table:table-cell table:style-name="ce4" office:value-type="string">
            <text:p>Adonai Malakh (Israel) 2b 1#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01101111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0111101010</text:p>
          </table:table-cell>
          <table:table-cell table:style-name="ce4" office:value-type="string">
            <text:p><text:s/>Spanish 8 tones (all b’s) in 12edo)</text:p>
          </table:table-cell>
          <table:table-cell table:number-columns-repeated="1021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110110111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101111111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111011011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111101101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1101011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0101101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001110001</text:p>
          </table:table-cell>
          <table:table-cell table:style-name="ce4" office:value-type="string">
            <text:p>Messiaen Mode 5 </text:p>
          </table:table-cell>
          <table:table-cell table:style-name="ce4" office:value-type="string">
            <text:p>Mode 5</text:p>
          </table:table-cell>
          <table:table-cell table:number-columns-repeated="1020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0001101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001101110</text:p>
          </table:table-cell>
          <table:table-cell table:style-name="ce4" office:value-type="string">
            <text:p>Gipsy Hexatonic, Raga Kalakanti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011001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101111011111</text:p>
          </table:table-cell>
          <table:table-cell table:style-name="ce4" office:value-type="string">
            <text:p>Major &amp; Minor mixed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00001100001</text:p>
          </table:table-cell>
          <table:table-cell table:style-name="ce4" office:value-type="string">
            <text:p>Messiaen Truncated Mode 5 Invers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001110011</text:p>
          </table:table-cell>
          <table:table-cell table:style-name="ce4" office:value-type="string">
            <text:p>Chromatic Mixolydian Inverse</text:p>
          </table:table-cell>
          <table:table-cell table:number-columns-repeated="1021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111111110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111011111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101111111101</text:p>
          </table:table-cell>
          <table:table-cell table:style-name="ce4" office:value-type="string">
            <text:p>Pan Lydian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00010010001</text:p>
          </table:table-cell>
          <table:table-cell table:style-name="ce4" office:value-type="string">
            <text:p>C (b8) chord</text:p>
          </table:table-cell>
          <table:table-cell table:style-name="ce4" office:value-type="string">
            <text:p>Chord C (b8)</text:p>
          </table:table-cell>
          <table:table-cell table:number-columns-repeated="1020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010110101</text:p>
          </table:table-cell>
          <table:table-cell table:style-name="ce4" office:value-type="string">
            <text:p>Marva or Marvi <text:s/>(as 7/3/1 in 12 edo)</text:p>
          </table:table-cell>
          <table:table-cell table:style-name="ce4" office:value-type="string">
            <text:p>Marva Thaat (India)</text:p>
          </table:table-cell>
          <table:table-cell table:number-columns-repeated="1020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10000110000</text:p>
          </table:table-cell>
          <table:table-cell table:style-name="ce4" office:value-type="string">
            <text:p>Messiaen Mode 2 </text:p>
          </table:table-cell>
          <table:table-cell table:style-name="ce4" office:value-type="string">
            <text:p>truncated mode 2</text:p>
          </table:table-cell>
          <table:table-cell table:number-columns-repeated="1020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0010110000</text:p>
          </table:table-cell>
          <table:table-cell table:style-name="ce4" office:value-type="string">
            <text:p>Balinese Pentachord (as 7/346/1 in 12edo)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1000111000</text:p>
          </table:table-cell>
          <table:table-cell table:style-name="ce4" office:value-type="string">
            <text:p>Messiaen Mode 5 (dupe 8/456/1 in 12edo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011100011</text:p>
          </table:table-cell>
          <table:table-cell table:style-name="ce4" office:value-type="string">
            <text:p>Messiaen Mode 5 Inverse?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100100101</text:p>
          </table:table-cell>
          <table:table-cell table:style-name="ce4" office:value-type="string">
            <text:p>Raga Ranjani, Rangini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110100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00100100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100110001</text:p>
          </table:table-cell>
          <table:table-cell table:style-name="ce4" office:value-type="string">
            <text:p>Raga Multani (India)?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100110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0010110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010110110</text:p>
          </table:table-cell>
          <table:table-cell table:style-name="ce4" office:value-type="string">
            <text:p>Romanian Major, Purvi bVII</text:p>
          </table:table-cell>
          <table:table-cell table:style-name="ce4" office:value-type="string">
            <text:p>Petrushka Chord</text:p>
          </table:table-cell>
          <table:table-cell table:number-columns-repeated="1020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00100011000</text:p>
          </table:table-cell>
          <table:table-cell table:style-name="ce4" office:value-type="string">
            <text:p>C minor (#5) chord</text:p>
          </table:table-cell>
          <table:table-cell table:style-name="ce4" office:value-type="string">
            <text:p>Chord Cm #12</text:p>
          </table:table-cell>
          <table:table-cell table:number-columns-repeated="1020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0110100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100110011</text:p>
          </table:table-cell>
          <table:table-cell table:style-name="ce4" office:value-type="string">
            <text:p>Raga Jivantini, Gaurikriya (India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100111100</text:p>
          </table:table-cell>
          <table:table-cell table:style-name="ce4" office:value-type="string">
            <text:p>Messiaen Mode 4 (1b3#’s)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001111001</text:p>
          </table:table-cell>
          <table:table-cell table:style-name="ce4" office:value-type="string">
            <text:p>Messiaen 5 according to Brown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100110100</text:p>
          </table:table-cell>
          <table:table-cell table:style-name="ce4" office:value-type="string">
            <text:p>Messiaen Truncated Mode 2 (b2, 3b,#4)</text:p>
          </table:table-cell>
          <table:table-cell table:style-name="ce4" office:value-type="string">
            <text:p>as 9/3569/1 in 12edo</text:p>
          </table:table-cell>
          <table:table-cell table:number-columns-repeated="1020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0100110000</text:p>
          </table:table-cell>
          <table:table-cell table:style-name="ce4" office:value-type="string">
            <text:p>Japanese Pentachord (as 7/356/7 in 12edo)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100101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100101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000101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1100101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100100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100101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100100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010111010</text:p>
          </table:table-cell>
          <table:table-cell table:style-name="ce4" office:value-type="string">
            <text:p>Messiaen Mode 6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0101110101</text:p>
          </table:table-cell>
          <table:table-cell table:style-name="ce4" office:value-type="string">
            <text:p>Messiaen 3 according to Brown</text:p>
          </table:table-cell>
          <table:table-cell table:number-columns-repeated="1021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111110110111</text:p>
          </table:table-cell>
          <table:table-cell table:style-name="ce4" office:value-type="string">
            <text:p>Pan Diminished Blues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100101001</text:p>
          </table:table-cell>
          <table:table-cell table:style-name="ce4" office:value-type="string">
            <text:p>Takemitsu Tree Line Mode1(3 b’s from C)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0110101101</text:p>
          </table:table-cell>
          <table:table-cell table:style-name="ce4" office:value-type="string">
            <text:p>Aeolian Flat b3 b5 b6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110101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100101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100111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0110110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0110110110</text:p>
          </table:table-cell>
          <table:table-cell table:style-name="ce4" office:value-type="string">
            <text:p>Hungarian Major Raga Nasamani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100110110</text:p>
          </table:table-cell>
          <table:table-cell table:style-name="ce4" office:value-type="string">
            <text:p>Todi bVII Mela Sadvidhamargini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101101001</text:p>
          </table:table-cell>
          <table:table-cell table:style-name="ce4" office:value-type="string">
            <text:p>Locrian 2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01101101101</text:p>
          </table:table-cell>
          <table:table-cell table:style-name="ce4" office:value-type="string">
            <text:p>Auxillary Diminished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0110110110</text:p>
          </table:table-cell>
          <table:table-cell table:style-name="ce4" office:value-type="string">
            <text:p>Messiaen Mode 2, Auxillary Diminished Blues</text:p>
          </table:table-cell>
          <table:table-cell table:style-name="ce4" office:value-type="string">
            <text:p>Mode 2 first transposition</text:p>
          </table:table-cell>
          <table:table-cell table:number-columns-repeated="1020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0101111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00101111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01110111011</text:p>
          </table:table-cell>
          <table:table-cell table:style-name="ce4" office:value-type="string">
            <text:p>Messiaen Mode 3 Inverse (all b)</text:p>
          </table:table-cell>
          <table:table-cell table:style-name="ce4" office:value-type="string">
            <text:p>one of 6 variations in 12edo</text:p>
          </table:table-cell>
          <table:table-cell table:number-columns-repeated="1020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01100111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0100111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100110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100110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00110101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0110101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0100101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0100111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00100111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111110111110</text:p>
          </table:table-cell>
          <table:table-cell table:style-name="ce4" office:value-type="string">
            <text:p>Messiaen Mode 7</text:p>
          </table:table-cell>
          <table:table-cell table:style-name="ce4" office:value-type="string">
            <text:p>(4#’s &amp; b7)as 10/6/1 in 12edo</text:p>
          </table:table-cell>
          <table:table-cell table:number-columns-repeated="1020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101111101111</text:p>
          </table:table-cell>
          <table:table-cell table:style-name="ce4" office:value-type="string">
            <text:p>Messiaen Mode 7 Invers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01101011101</text:p>
          </table:table-cell>
          <table:table-cell table:style-name="ce4" office:value-type="string">
            <text:p>Zirafkend (Arabia)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1101111100</text:p>
          </table:table-cell>
          <table:table-cell table:style-name="ce4" office:value-type="string">
            <text:p>untitled Nonatonic 1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110010110</text:p>
          </table:table-cell>
          <table:table-cell table:style-name="ce4" office:value-type="string">
            <text:p>Minor Bebop Heptatonic (as 7/3/4 in 12edo)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101110010</text:p>
          </table:table-cell>
          <table:table-cell table:style-name="ce4" office:value-type="string">
            <text:p>Blues Phrygian <text:s/>(same as 7/3/7 in 12 edo)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00101111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00101111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111111101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111111100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111011110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1011110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101001010</text:p>
          </table:table-cell>
          <table:table-cell table:style-name="ce4" office:value-type="string">
            <text:p>Raga Malkauns</text:p>
          </table:table-cell>
          <table:table-cell table:style-name="ce4" office:value-type="string">
            <text:p>Blues Pentatonic Minor, Hard Japan descending 3#’s</text:p>
          </table:table-cell>
          <table:table-cell table:number-columns-repeated="1020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100001000010</text:p>
          </table:table-cell>
          <table:table-cell table:style-name="ce4" office:value-type="string">
            <text:p>Sanagari? (Japan)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111001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011001011</text:p>
          </table:table-cell>
          <table:table-cell table:style-name="ce4" office:value-type="string">
            <text:p>Enigmatic Descending (#1,#5,#6,#7)</text:p>
          </table:table-cell>
          <table:table-cell table:style-name="ce4" office:value-type="string">
            <text:p>as 15/234789121315/6 in 12edo</text:p>
          </table:table-cell>
          <table:table-cell table:number-columns-repeated="1020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0111001011</text:p>
          </table:table-cell>
          <table:table-cell table:style-name="ce4" office:value-type="string">
            <text:p>Chromatic Phrygian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010111001</text:p>
          </table:table-cell>
          <table:table-cell table:style-name="ce4" office:value-type="string">
            <text:p>Chromatic Hypolydian, Puravi bVI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011100101</text:p>
          </table:table-cell>
          <table:table-cell table:style-name="ce4" office:value-type="string">
            <text:p>Chromatic Lydian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011110101</text:p>
          </table:table-cell>
          <table:table-cell table:style-name="ce4" office:value-type="string">
            <text:p>Raga Bhatiyar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011100011</text:p>
          </table:table-cell>
          <table:table-cell table:style-name="ce4" office:value-type="string">
            <text:p>Messiaen Mode 5 Invers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0110101101</text:p>
          </table:table-cell>
          <table:table-cell table:style-name="ce4" office:value-type="string">
            <text:p>Magen Abot (3b 2#)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001101110</text:p>
          </table:table-cell>
          <table:table-cell table:style-name="ce4" office:value-type="string">
            <text:p>Gipsy Hexatonic, Raga Kalakanti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101001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101000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0101001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101000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010100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0001101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110100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0011001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100111001</text:p>
          </table:table-cell>
          <table:table-cell table:style-name="ce4" office:value-type="string">
            <text:p>Hungarian Minor b2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1001110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001111001</text:p>
          </table:table-cell>
          <table:table-cell table:style-name="ce4" office:value-type="string">
            <text:p>Messiaen Mode 4</text:p>
          </table:table-cell>
          <table:table-cell table:style-name="ce4" office:value-type="string">
            <text:p>Mode 4</text:p>
          </table:table-cell>
          <table:table-cell table:number-columns-repeated="1020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111111101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1111100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001001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101000011</text:p>
          </table:table-cell>
          <table:table-cell table:style-name="ce4" office:value-type="string">
            <text:p>Theoretical - No Known Name 3#’s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1111101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111100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111001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111000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1111001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111000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101100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01011101011</text:p>
          </table:table-cell>
          <table:table-cell table:style-name="ce4" office:value-type="string">
            <text:p>Messiaen 7 according to Brown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0101110101</text:p>
          </table:table-cell>
          <table:table-cell table:style-name="ce4" office:value-type="string">
            <text:p>Messiaen 6th mode From Groves start B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001001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0110101101</text:p>
          </table:table-cell>
          <table:table-cell table:style-name="ce4" office:value-type="string">
            <text:p>Aeolian Flat 3b 5b 6b 8b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001001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110110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110100100</text:p>
          </table:table-cell>
          <table:table-cell table:style-name="ce4" office:value-type="string">
            <text:p>Theoretical - No Known Name 5b’s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1110110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110100110</text:p>
          </table:table-cell>
          <table:table-cell table:style-name="ce4" office:value-type="string">
            <text:p>Theoretical - No Known Name 6b’s</text:p>
          </table:table-cell>
          <table:table-cell table:number-columns-repeated="1021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111111101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1111100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01110111011</text:p>
          </table:table-cell>
          <table:table-cell table:style-name="ce4" office:value-type="string">
            <text:p>Messiaen Mode 3 Inverse (2b &amp; 2#)</text:p>
          </table:table-cell>
          <table:table-cell table:style-name="ce4" office:value-type="string">
            <text:p>one of 6 variations in 12edo</text:p>
          </table:table-cell>
          <table:table-cell table:number-columns-repeated="1020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1111001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111000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111111001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1111000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111011110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110101100</text:p>
          </table:table-cell>
          <table:table-cell table:style-name="ce4" office:value-type="string">
            <text:p>Theoretical - No Known Name 6b’s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101011001</text:p>
          </table:table-cell>
          <table:table-cell table:style-name="ce4" office:value-type="string">
            <text:p>Harmonic Neapolitan Minor 2b1#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0101100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101111101111</text:p>
          </table:table-cell>
          <table:table-cell table:style-name="ce4" office:value-type="string">
            <text:p>Messiaen Mode 7 Invers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1110101110</text:p>
          </table:table-cell>
          <table:table-cell table:style-name="ce4" office:value-type="string">
            <text:p>Theoretical - No Known Name 7b’s</text:p>
          </table:table-cell>
          <table:table-cell table:number-columns-repeated="1021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111101111101</text:p>
          </table:table-cell>
          <table:table-cell table:style-name="ce4" office:value-type="string">
            <text:p>Messiaen Mode 7</text:p>
          </table:table-cell>
          <table:table-cell table:style-name="ce4" office:value-type="string">
            <text:p>Mode 7</text:p>
          </table:table-cell>
          <table:table-cell table:number-columns-repeated="1020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1001010100</text:p>
          </table:table-cell>
          <table:table-cell table:style-name="ce4" office:value-type="string">
            <text:p>Example of Slendro (same as 4/0/2 in 12edo)</text:p>
          </table:table-cell>
          <table:table-cell table:style-name="ce4" office:value-type="string">
            <text:p>Zhi (China) Raga Devakriya (India) Ujo (Korea)</text:p>
          </table:table-cell>
          <table:table-cell table:number-columns-repeated="1020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101001010</text:p>
          </table:table-cell>
          <table:table-cell table:style-name="ce4" office:value-type="string">
            <text:p>Raga Malkauns</text:p>
          </table:table-cell>
          <table:table-cell table:style-name="ce4" office:value-type="string">
            <text:p>Blues Pentatonic Minor, Hard Japan descending </text:p>
          </table:table-cell>
          <table:table-cell table:number-columns-repeated="1020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101010011</text:p>
          </table:table-cell>
          <table:table-cell table:style-name="ce4" office:value-type="string">
            <text:p>Mela Rupavati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0111000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0001111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0111011010</text:p>
          </table:table-cell>
          <table:table-cell table:style-name="ce4" office:value-type="string">
            <text:p>Mela Ragavardhani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011010010</text:p>
          </table:table-cell>
          <table:table-cell table:style-name="ce4" office:value-type="string">
            <text:p>Mixolydian Pentatonic????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0111011011</text:p>
          </table:table-cell>
          <table:table-cell table:style-name="ce4" office:value-type="string">
            <text:p>Moorish Phrygian 4 #’s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011010011</text:p>
          </table:table-cell>
          <table:table-cell table:style-name="ce4" office:value-type="string">
            <text:p>Mela Hatakambari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00111011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0111010011</text:p>
          </table:table-cell>
          <table:table-cell table:style-name="ce4" office:value-type="string">
            <text:p>Chromatic Dorian Inverse Raga None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0111001110</text:p>
          </table:table-cell>
          <table:table-cell table:style-name="ce4" office:value-type="string">
            <text:p>Chromatic Hypodorian Invers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100111001</text:p>
          </table:table-cell>
          <table:table-cell table:style-name="ce4" office:value-type="string">
            <text:p>Chromatic Lydian Inverse, Todi bVI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011101001</text:p>
          </table:table-cell>
          <table:table-cell table:style-name="ce4" office:value-type="string">
            <text:p>Chromatic Hypolydian Inverse, Persian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00111001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0011111001</text:p>
          </table:table-cell>
          <table:table-cell table:style-name="ce4" office:value-type="string">
            <text:p>Raga Ramkali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01111101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0110110101</text:p>
          </table:table-cell>
          <table:table-cell table:style-name="ce4" office:value-type="string">
            <text:p>Shostakovich respelled all flat</text:p>
          </table:table-cell>
          <table:table-cell table:style-name="ce4" office:value-type="string">
            <text:p>Shostakovich</text:p>
          </table:table-cell>
          <table:table-cell table:number-columns-repeated="1020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0001111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01111101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0010111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00001111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0111110110</text:p>
          </table:table-cell>
          <table:table-cell table:style-name="ce4" office:value-type="string">
            <text:p>untitled Nonatonic 2 - 4#’s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0111010110</text:p>
          </table:table-cell>
          <table:table-cell table:style-name="ce4" office:value-type="string">
            <text:p>Rock 'n Roll ( same as 7/6/4 in 12edo)</text:p>
          </table:table-cell>
          <table:table-cell table:style-name="ce4" office:value-type="string">
            <text:p>Raga Nandkauns (India)</text:p>
          </table:table-cell>
          <table:table-cell table:number-columns-repeated="1020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01111101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1100111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00111010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100111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0011101011</text:p>
          </table:table-cell>
          <table:table-cell table:style-name="ce4" office:value-type="string">
            <text:p>Enigmatic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0011010111</text:p>
          </table:table-cell>
          <table:table-cell table:style-name="ce4" office:value-type="string">
            <text:p>Raga Madhuri (same as 7/5/3 in 12edo)</text:p>
          </table:table-cell>
          <table:table-cell table:number-columns-repeated="1021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111111111011</text:p>
          </table:table-cell>
          <table:table-cell table:style-name="ce4" office:value-type="string">
            <text:p>All except A 6th all sharp</text:p>
          </table:table-cell>
          <table:table-cell table:number-columns-repeated="1021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111111110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111011111011</text:p>
          </table:table-cell>
          <table:table-cell table:style-name="ce4" office:value-type="string">
            <text:p>Symmetrical Decatonic</text:p>
          </table:table-cell>
          <table:table-cell table:number-columns-repeated="1021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111101111101</text:p>
          </table:table-cell>
          <table:table-cell table:style-name="ce4" office:value-type="string">
            <text:p>Messiaen Mode 7 all b</text:p>
          </table:table-cell>
          <table:table-cell table:style-name="ce4" office:value-type="string">
            <text:p>respelling</text:p>
          </table:table-cell>
          <table:table-cell table:number-columns-repeated="1020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001010011</text:p>
          </table:table-cell>
          <table:table-cell table:style-name="ce4" office:value-type="string">
            <text:p>Mela Tanarupi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1001110010</text:p>
          </table:table-cell>
          <table:table-cell table:style-name="ce4" office:value-type="string">
            <text:p>Chromatic Mixolydian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101001010</text:p>
          </table:table-cell>
          <table:table-cell table:style-name="ce4" office:value-type="string">
            <text:p>Raga Malkauns</text:p>
          </table:table-cell>
          <table:table-cell table:style-name="ce4" office:value-type="string">
            <text:p>2b’s 1# Blues Pentatonic Minor, Hard Japan descending </text:p>
          </table:table-cell>
          <table:table-cell table:number-columns-repeated="1020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101010011</text:p>
          </table:table-cell>
          <table:table-cell table:style-name="ce4" office:value-type="string">
            <text:p>Mela Varunapriya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111111111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1111110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1111011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111010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010101011</text:p>
          </table:table-cell>
          <table:table-cell table:style-name="ce4" office:value-type="string">
            <text:p>Enigmatic Ascending (#1,#4,#5,#6)</text:p>
          </table:table-cell>
          <table:table-cell table:style-name="ce4" office:value-type="string">
            <text:p>as 15/23457891315/6 in 12edo</text:p>
          </table:table-cell>
          <table:table-cell table:number-columns-repeated="1020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111111011011</text:p>
          </table:table-cell>
          <table:table-cell table:style-name="ce4" office:value-type="string">
            <text:p>Raga Sindi Bhairavi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1111010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00111011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0111010110</text:p>
          </table:table-cell>
          <table:table-cell table:style-name="ce4" office:value-type="string">
            <text:p>Rock 'n Roll ( same as 7/6/4 in 12edo)</text:p>
          </table:table-cell>
          <table:table-cell table:style-name="ce4" office:value-type="string">
            <text:p>Raga Nandkauns (India)</text:p>
          </table:table-cell>
          <table:table-cell table:number-columns-repeated="1020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1011111110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00111011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0101111001</text:p>
          </table:table-cell>
          <table:table-cell table:style-name="ce4" office:value-type="string">
            <text:p>Half-Dimiished Bebop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0111011011</text:p>
          </table:table-cell>
          <table:table-cell table:style-name="ce4" office:value-type="string">
            <text:p>Moorish Phrygian 2b2# expected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101011010</text:p>
          </table:table-cell>
          <table:table-cell table:style-name="ce4" office:value-type="string">
            <text:p>Theoretical - No Known Name (as 6/0/6 in 12edo)</text:p>
          </table:table-cell>
          <table:table-cell table:style-name="ce4" office:value-type="string">
            <text:p><text:s/>12edo as Phrygian, Bhairavi </text:p>
          </table:table-cell>
          <table:table-cell table:number-columns-repeated="1020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1110110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001010111</text:p>
          </table:table-cell>
          <table:table-cell table:style-name="ce4" office:value-type="string">
            <text:p>Raga Sorati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1110100101</text:p>
          </table:table-cell>
          <table:table-cell table:style-name="ce4" office:value-type="string">
            <text:p>Theoretical - No Known Name 6b’s</text:p>
          </table:table-cell>
          <table:table-cell table:number-columns-repeated="1021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111110110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1110100111</text:p>
          </table:table-cell>
          <table:table-cell table:style-name="ce4" office:value-type="string">
            <text:p>Theoretical - No Known Name 7’s</text:p>
          </table:table-cell>
          <table:table-cell table:number-columns-repeated="1021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111111110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111111011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11110101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0111011011</text:p>
          </table:table-cell>
          <table:table-cell table:style-name="ce4" office:value-type="string">
            <text:p>Moorish Phrygian 3b1# expected</text:p>
          </table:table-cell>
          <table:table-cell table:number-columns-repeated="1021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111111111110</text:p>
          </table:table-cell>
          <table:table-cell table:style-name="ce4" office:value-type="string">
            <text:p>Chromatic UndecaMirror - All except 7th all sharp Bb</text:p>
          </table:table-cell>
          <table:table-cell table:number-columns-repeated="1021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111111010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1011010111</text:p>
          </table:table-cell>
          <table:table-cell table:style-name="ce4" office:value-type="string">
            <text:p>Chromatic Bebop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01111110110</text:p>
          </table:table-cell>
          <table:table-cell table:style-name="ce4" office:value-type="string">
            <text:p>Blues Enneatonic</text:p>
          </table:table-cell>
          <table:table-cell table:number-columns-repeated="1021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111110110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101101111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111110111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01111011110</text:p>
          </table:table-cell>
          <table:table-cell table:style-name="ce4" office:value-type="string">
            <text:p>Houseini (Greece)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1101011110</text:p>
          </table:table-cell>
          <table:table-cell table:style-name="ce4" office:value-type="string">
            <text:p>Chromatic Diatonic Dorian (#1,b3,#5,b7)</text:p>
          </table:table-cell>
          <table:table-cell table:style-name="ce4" office:value-type="string">
            <text:p>as 8/0/6 in 12edo</text:p>
          </table:table-cell>
          <table:table-cell table:number-columns-repeated="1020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01011010111</text:p>
          </table:table-cell>
          <table:table-cell table:style-name="ce4" office:value-type="string">
            <text:p>Messiaen Mode 6</text:p>
          </table:table-cell>
          <table:table-cell table:style-name="ce4" office:value-type="string">
            <text:p>Mode 6</text:p>
          </table:table-cell>
          <table:table-cell table:number-columns-repeated="1020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01101011110</text:p>
          </table:table-cell>
          <table:table-cell table:style-name="ce4" office:value-type="string">
            <text:p>Dorian Aeolian (as 7/0/5 in 12 edo) #5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1101011010</text:p>
          </table:table-cell>
          <table:table-cell table:style-name="ce4" office:value-type="string">
            <text:p>Phrygian Aeolian 3b1#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0101111010</text:p>
          </table:table-cell>
          <table:table-cell table:style-name="ce4" office:value-type="string">
            <text:p>Phrygian Locrian ( same as 7/0/7 in 12 edo)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1110101101</text:p>
          </table:table-cell>
          <table:table-cell table:style-name="ce4" office:value-type="string">
            <text:p>Theoretical - No Known Name 7b’s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01011011111</text:p>
          </table:table-cell>
          <table:table-cell table:style-name="ce4" office:value-type="string">
            <text:p>Raga Pahadi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01101111110</text:p>
          </table:table-cell>
          <table:table-cell table:style-name="ce4" office:value-type="string">
            <text:p>Kiourdi (Greece)</text:p>
          </table:table-cell>
          <table:table-cell table:number-columns-repeated="1021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10111111111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101111110111</text:p>
          </table:table-cell>
          <table:table-cell table:style-name="ce4" office:value-type="string">
            <text:p>Minor Pentatonic with Leading Tones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01011110111</text:p>
          </table:table-cell>
          <table:table-cell table:style-name="ce4" office:value-type="string">
            <text:p>Lydian Mixolydian Taishikicho, Ryo (Japan)</text:p>
          </table:table-cell>
          <table:table-cell table:number-columns-repeated="1021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111110101111</text:p>
          </table:table-cell>
          <table:table-cell table:style-name="ce4" office:value-type="string">
            <text:p>Theoretical - No Known Name 8b’s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011010010</text:p>
          </table:table-cell>
          <table:table-cell table:style-name="ce4" office:value-type="string">
            <text:p>C7 (b4) chord</text:p>
          </table:table-cell>
          <table:table-cell table:style-name="ce4" office:value-type="string">
            <text:p>Chord C (b11)</text:p>
          </table:table-cell>
          <table:table-cell table:number-columns-repeated="1020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011011010</text:p>
          </table:table-cell>
          <table:table-cell table:style-name="ce4" office:value-type="string">
            <text:p>* Diminished Diatonic Scal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010011010</text:p>
          </table:table-cell>
          <table:table-cell table:style-name="ce4" office:value-type="string">
            <text:p>C7 (#6) chord</text:p>
          </table:table-cell>
          <table:table-cell table:style-name="ce4" office:value-type="string">
            <text:p>Chord C (#13)</text:p>
          </table:table-cell>
          <table:table-cell table:number-columns-repeated="1020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00001010010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1001100000</text:p>
          </table:table-cell>
          <table:table-cell table:style-name="ce4" office:value-type="string">
            <text:p>Oriental Pentacluster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110011001</text:p>
          </table:table-cell>
          <table:table-cell table:style-name="ce4" office:value-type="string">
            <text:p>Augmented, <text:s/>Messiaen Truncated Mode 3 2457Inverse</text:p>
          </table:table-cell>
          <table:table-cell table:style-name="ce4" office:value-type="string">
            <text:p>genus tertium Raga Devamani</text:p>
          </table:table-cell>
          <table:table-cell table:number-columns-repeated="1020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011001100</text:p>
          </table:table-cell>
          <table:table-cell table:style-name="ce4" office:value-type="string">
            <text:p>Messiaen Truncated Mode 3, <text:s/>Half-Aug b2</text:p>
          </table:table-cell>
          <table:table-cell table:style-name="ce4" office:value-type="string">
            <text:p>as 9/3478/2 in 12edo</text:p>
          </table:table-cell>
          <table:table-cell table:number-columns-repeated="1020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1101000000</text:p>
          </table:table-cell>
          <table:table-cell table:style-name="ce4" office:value-type="string">
            <text:p>Blues PentaCluster 2b’s 1#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01110111011</text:p>
          </table:table-cell>
          <table:table-cell table:style-name="ce4" office:value-type="string">
            <text:p>Messiaen 4 according to Brown(3b &amp; 456#)</text:p>
          </table:table-cell>
          <table:table-cell table:style-name="ce4" office:value-type="string">
            <text:p>one of 6 variations in 12edo</text:p>
          </table:table-cell>
          <table:table-cell table:number-columns-repeated="1020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011001010</text:p>
          </table:table-cell>
          <table:table-cell table:style-name="ce4" office:value-type="string">
            <text:p>Raga Vasantabhairavi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0101101101</text:p>
          </table:table-cell>
          <table:table-cell table:style-name="ce4" office:value-type="string">
            <text:p>Theoretical - No Known Name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101001001</text:p>
          </table:table-cell>
          <table:table-cell table:style-name="ce4" office:value-type="string">
            <text:p>Raga Viyogavarali (as 7/26/8 in 12edo)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110011010</text:p>
          </table:table-cell>
          <table:table-cell table:style-name="ce4" office:value-type="string">
            <text:p>Sabach (Greece)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101001010</text:p>
          </table:table-cell>
          <table:table-cell table:style-name="ce4" office:value-type="string">
            <text:p>Raga Malkauns </text:p>
          </table:table-cell>
          <table:table-cell table:style-name="ce4" office:value-type="string">
            <text:p>Blues Pentatonic Minor, Hard Japan descending </text:p>
          </table:table-cell>
          <table:table-cell table:number-columns-repeated="1020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01101101011</text:p>
          </table:table-cell>
          <table:table-cell table:style-name="ce4" office:value-type="string">
            <text:p>Messiaen 2 according to Brown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0101110011</text:p>
          </table:table-cell>
          <table:table-cell table:style-name="ce4" office:value-type="string">
            <text:p>Blues with Leading Tone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101001010</text:p>
          </table:table-cell>
          <table:table-cell table:style-name="ce4" office:value-type="string">
            <text:p>Raga Malkauns </text:p>
          </table:table-cell>
          <table:table-cell table:style-name="ce4" office:value-type="string">
            <text:p>Blues Pentatonic Minor, Hard Japan descending </text:p>
          </table:table-cell>
          <table:table-cell table:number-columns-repeated="1020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01101010111</text:p>
          </table:table-cell>
          <table:table-cell table:style-name="ce4" office:value-type="string">
            <text:p>Raga Mian Ki Malhar, Bahar (India)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01101011111</text:p>
          </table:table-cell>
          <table:table-cell table:style-name="ce4" office:value-type="string">
            <text:p>Full Minor (enharmonic b6 &amp; b7)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110101100</text:p>
          </table:table-cell>
          <table:table-cell table:style-name="ce4" office:value-type="string">
            <text:p>Ultra Locrian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0110101101</text:p>
          </table:table-cell>
          <table:table-cell table:style-name="ce4" office:value-type="string">
            <text:p>Magen Abot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10110000000</text:p>
          </table:table-cell>
          <table:table-cell table:style-name="ce4" office:value-type="string">
            <text:p>Alternating TetraMirror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10110010100</text:p>
          </table:table-cell>
          <table:table-cell table:style-name="ce4" office:value-type="string">
            <text:p>Blues Dorian Hexatonic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001101101</text:p>
          </table:table-cell>
          <table:table-cell table:style-name="ce4" office:value-type="string">
            <text:p>Nohkan (Japan)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0110110101</text:p>
          </table:table-cell>
          <table:table-cell table:style-name="ce4" office:value-type="string">
            <text:p>Shostakovich respelled all sharp</text:p>
          </table:table-cell>
          <table:table-cell table:style-name="ce4" office:value-type="string">
            <text:p>Shostakovich</text:p>
          </table:table-cell>
          <table:table-cell table:number-columns-repeated="1020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1010101010</text:p>
          </table:table-cell>
          <table:table-cell table:style-name="ce4" office:value-type="string">
            <text:p>Whole tone alternate</text:p>
          </table:table-cell>
          <table:table-cell table:style-name="ce4" office:value-type="string">
            <text:p>Raga Gopriya (India) Anhemitonic Hexatonic</text:p>
          </table:table-cell>
          <table:table-cell table:number-columns-repeated="1020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10111000000</text:p>
          </table:table-cell>
          <table:table-cell table:style-name="ce4" office:value-type="string">
            <text:p>Spanish Pentacluster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01110111011</text:p>
          </table:table-cell>
          <table:table-cell table:style-name="ce4" office:value-type="string">
            <text:p>Messiaen Mode 3 Inverse (#2,#4,b6,#6)</text:p>
          </table:table-cell>
          <table:table-cell table:style-name="ce4" office:value-type="string">
            <text:p>one of 6 variations in 12edo</text:p>
          </table:table-cell>
          <table:table-cell table:number-columns-repeated="1020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0111011101</text:p>
          </table:table-cell>
          <table:table-cell table:style-name="ce4" office:value-type="string">
            <text:p>Genus Chromaticum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1011101110</text:p>
          </table:table-cell>
          <table:table-cell table:style-name="ce4" office:value-type="string">
            <text:p>Messiaen Mode 3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1010111011</text:p>
          </table:table-cell>
          <table:table-cell table:style-name="ce4" office:value-type="string">
            <text:p>Symmetrical Nonatonic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01101101101</text:p>
          </table:table-cell>
          <table:table-cell table:style-name="ce4" office:value-type="string">
            <text:p>Diminished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0110110110</text:p>
          </table:table-cell>
          <table:table-cell table:style-name="ce4" office:value-type="string">
            <text:p>Half-Diminished, Symmetric, Blues Dim. 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0111010110</text:p>
          </table:table-cell>
          <table:table-cell table:style-name="ce4" office:value-type="string">
            <text:p>JG Octatonic 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0111110110</text:p>
          </table:table-cell>
          <table:table-cell table:style-name="ce4" office:value-type="string">
            <text:p>untitled Nonatonic 2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001101110</text:p>
          </table:table-cell>
          <table:table-cell table:style-name="ce4" office:value-type="string">
            <text:p>Gipsy Hexatonic, Raga Kalakanti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110011010</text:p>
          </table:table-cell>
          <table:table-cell table:style-name="ce4" office:value-type="string">
            <text:p>Indian, Phrygian dim 4th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100101001010</text:p>
          </table:table-cell>
          <table:table-cell table:style-name="ce4" office:value-type="string">
            <text:p>Raga Malkauns </text:p>
          </table:table-cell>
          <table:table-cell table:style-name="ce4" office:value-type="string">
            <text:p>Blues Pentatonic Minor, Hard Japan descending </text:p>
          </table:table-cell>
          <table:table-cell table:number-columns-repeated="1020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01101011011</text:p>
          </table:table-cell>
          <table:table-cell table:style-name="ce4" office:value-type="string">
            <text:p>Utility Minor (as 9/89/5 9n 12edo)</text:p>
          </table:table-cell>
          <table:table-cell table:style-name="ce4" office:value-type="string">
            <text:p>Raga Suha (India) Gregorian Scale 4</text:p>
          </table:table-cell>
          <table:table-cell table:number-columns-repeated="1020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0111011010</text:p>
          </table:table-cell>
          <table:table-cell table:style-name="ce4" office:value-type="string">
            <text:p>Phrygian Major, <text:s/>Flamenco, Spanish Phrygian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010110110</text:p>
          </table:table-cell>
          <table:table-cell table:style-name="ce4" office:value-type="string">
            <text:p>* Inverse Enharmonic Major-Minor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010101011</text:p>
          </table:table-cell>
          <table:table-cell table:style-name="ce4" office:value-type="string">
            <text:p>Enigmatic Ascending (b2,#4,#5,#6)</text:p>
          </table:table-cell>
          <table:table-cell table:style-name="ce4" office:value-type="string">
            <text:p>as 10/23410/1 in 12 edo</text:p>
          </table:table-cell>
          <table:table-cell table:number-columns-repeated="1020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011001011</text:p>
          </table:table-cell>
          <table:table-cell table:style-name="ce4" office:value-type="string">
            <text:p>Enigmatic Descending (b2,#5,#6,#7)</text:p>
          </table:table-cell>
          <table:table-cell table:style-name="ce4" office:value-type="string">
            <text:p>as 11/345811/2 in 12edo</text:p>
          </table:table-cell>
          <table:table-cell table:number-columns-repeated="1020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010110101</text:p>
          </table:table-cell>
          <table:table-cell table:style-name="ce4" office:value-type="string">
            <text:p>* Ping; Inverse Prop31_7p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100101011</text:p>
          </table:table-cell>
          <table:table-cell table:style-name="ce4" office:value-type="string">
            <text:p>Enigmatic Minor ( same as 7/7/8 in 12edo)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011011010</text:p>
          </table:table-cell>
          <table:table-cell table:style-name="ce4" office:value-type="string">
            <text:p>* Enharmonic Major-Minor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0111101010</text:p>
          </table:table-cell>
          <table:table-cell table:style-name="ce4" office:value-type="string">
            <text:p>Spanish Heptatonic </text:p>
          </table:table-cell>
          <table:table-cell table:number-columns-repeated="102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110111011011</text:p>
          </table:table-cell>
          <table:table-cell table:style-name="ce4" office:value-type="string">
            <text:p>Moorish Phrygian 2b2# spread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0011011011</text:p>
          </table:table-cell>
          <table:table-cell table:style-name="ce4" office:value-type="string">
            <text:p>Maqam Hijaz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0111100110</text:p>
          </table:table-cell>
          <table:table-cell table:style-name="ce4" office:value-type="string">
            <text:p>Maqam Shadd'araban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0100111011</text:p>
          </table:table-cell>
          <table:table-cell table:style-name="ce4" office:value-type="string">
            <text:p>Neveseri (Greece)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0111101010</text:p>
          </table:table-cell>
          <table:table-cell table:style-name="ce4" office:value-type="string">
            <text:p>Spanish 8 Tones (= 10/8910/7 in 12edo)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100110101</text:p>
          </table:table-cell>
          <table:table-cell table:style-name="ce4" office:value-type="string">
            <text:p>* Ambika: Inverse Alhijaz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100100100010</text:p>
          </table:table-cell>
          <table:table-cell table:style-name="ce4" office:value-type="string">
            <text:p>Messiaen Truncated D# Gb A#</text:p>
          </table:table-cell>
          <table:table-cell table:number-columns-repeated="10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100011100011</text:p>
          </table:table-cell>
          <table:table-cell table:style-name="ce4" office:value-type="string">
            <text:p>Messiaen Mode 5 Inverse?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01011101011</text:p>
          </table:table-cell>
          <table:table-cell table:style-name="ce4" office:value-type="string">
            <text:p>Messiaen Mode 6 Inverse</text:p>
          </table:table-cell>
          <table:table-cell table:number-columns-repeated="1021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101111101111</text:p>
          </table:table-cell>
          <table:table-cell table:style-name="ce4" office:value-type="string">
            <text:p>Messiaen Mode 7 Inverse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00111100111</text:p>
          </table:table-cell>
          <table:table-cell table:style-name="ce4" office:value-type="string">
            <text:p>Messiaen Mode 4 Inverse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101011010</text:p>
          </table:table-cell>
          <table:table-cell table:style-name="ce4" office:value-type="string">
            <text:p>* Ousak - Inverse Kung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0011100111</text:p>
          </table:table-cell>
          <table:table-cell table:style-name="ce4" office:value-type="string">
            <text:p>Oriental 2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010110101</text:p>
          </table:table-cell>
          <table:table-cell table:style-name="ce4" office:value-type="string">
            <text:p>* Kung - Inverse Ousak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011011010</text:p>
          </table:table-cell>
          <table:table-cell table:style-name="ce4" office:value-type="string">
            <text:p>* Alhijaz - Inverse Ambika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0011101011</text:p>
          </table:table-cell>
          <table:table-cell table:style-name="ce4" office:value-type="string">
            <text:p>Enigmatic </text:p>
          </table:table-cell>
          <table:table-cell table:number-columns-repeated="102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110101101011</text:p>
          </table:table-cell>
          <table:table-cell table:style-name="ce4" office:value-type="string">
            <text:p>Prokofiev (same as 7/0/8 9n 12 edo)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01010111001</text:p>
          </table:table-cell>
          <table:table-cell table:style-name="ce4" office:value-type="string">
            <text:p>Example Of Pelog</text:p>
          </table:table-cell>
          <table:table-cell table:number-columns-repeated="102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110101010101</text:p>
          </table:table-cell>
          <table:table-cell table:style-name="ce4" office:value-type="string">
            <text:p>* Inverse Ping</text:p>
          </table:table-cell>
          <table:table-cell table:number-columns-repeated="1021"/>
        </table:table-row>
        <table:table-row table:style-name="ro1" table:number-rows-repeated="104629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3">03/08/2019</text:date>, <text:time>08:42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dc:date>2019-08-03T08:42:38.80</dc:date>
    <dc:creator>Raphaël PELLICIER</dc:creator>
    <meta:editing-duration>PT1H24M28S</meta:editing-duration>
    <meta:editing-cycles>5</meta:editing-cycles>
    <meta:document-statistic meta:table-count="1" meta:cell-count="6959" meta:object-count="0"/>
  </office:meta>
</office:document-meta>
</file>